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UABIRABA_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251 USF DA GUABIRAB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GUABIRABA II, 00001537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5H22M0S" table:style-name="ce3">
            <text:p>15:22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ROLINA RAMOS DA SILVA</text:p>
          </table:table-cell>
          <table:table-cell office:value-type="date" office:date-value="1995-08-17T00:00:00" table:style-name="ce2">
            <text:p>17/08/1995</text:p>
          </table:table-cell>
          <table:table-cell office:value-type="string" table:style-name="ce1">
            <text:p>30 ano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8.537.974-47</text:p>
          </table:table-cell>
          <table:table-cell office:value-type="float" office:value="702307148961414" table:style-name="ce1">
            <text:p>7,02307E+14</text:p>
          </table:table-cell>
          <table:table-cell office:value-type="string" table:style-name="ce1">
            <text:p>(81) 98474-273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jor gercin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7.7" table:style-name="ce1">
            <text:p>57,7</text:p>
          </table:table-cell>
          <table:table-cell office:value-type="float" office:value="160" table:style-name="ce1">
            <text:p>160</text:p>
          </table:table-cell>
          <table:table-cell office:value-type="date" office:date-value="2019-09-19T00:00:00" table:style-name="ce2">
            <text:p>19/09/2019</text:p>
          </table:table-cell>
          <table:table-cell office:value-type="string" table:style-name="ce1">
            <text:p>110/70</text:p>
          </table:table-cell>
          <table:table-cell office:value-type="date" office:date-value="2019-09-19T00:00:00" table:style-name="ce2">
            <text:p>19/09/2019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29" table:style-name="ce1">
            <text:p>329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ENISE PAULA OLIVEIRA DOS SANTOS</text:p>
          </table:table-cell>
          <table:table-cell office:value-type="date" office:date-value="1998-04-23T00:00:00" table:style-name="ce2">
            <text:p>23/04/1998</text:p>
          </table:table-cell>
          <table:table-cell office:value-type="string" table:style-name="ce1">
            <text:p>27 anos e 4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4.084.984-22</text:p>
          </table:table-cell>
          <table:table-cell office:value-type="float" office:value="704806520012343" table:style-name="ce1">
            <text:p>7,04807E+14</text:p>
          </table:table-cell>
          <table:table-cell office:value-type="string" table:style-name="ce1">
            <text:p>(81) 98507-1851</text:p>
          </table:table-cell>
          <table:table-cell office:value-type="string" table:style-name="ce1">
            <text:p>(81) 8891-8044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sé idalino</text:p>
          </table:table-cell>
          <table:table-cell office:value-type="float" office:value="580" table:style-name="ce1">
            <text:p>5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70</text:p>
          </table:table-cell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" table:style-name="ce1">
            <text:p>67</text:p>
          </table:table-cell>
          <table:table-cell office:value-type="float" office:value="158" table:style-name="ce1">
            <text:p>158</text:p>
          </table:table-cell>
          <table:table-cell office:value-type="date" office:date-value="2023-07-25T00:00:00" table:style-name="ce2">
            <text:p>25/07/2023</text:p>
          </table:table-cell>
          <table:table-cell office:value-type="string" table:style-name="ce1">
            <text:p>110/80</text:p>
          </table:table-cell>
          <table:table-cell office:value-type="date" office:date-value="2023-07-25T00:00:00" table:style-name="ce2">
            <text:p>25/07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1" table:style-name="ce1">
            <text:p>12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FERNANDA SILVA DE MELO</text:p>
          </table:table-cell>
          <table:table-cell office:value-type="date" office:date-value="1998-03-17T00:00:00" table:style-name="ce2">
            <text:p>17/03/1998</text:p>
          </table:table-cell>
          <table:table-cell office:value-type="string" table:style-name="ce1">
            <text:p>27 anos e 5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07.891.614-00</text:p>
          </table:table-cell>
          <table:table-cell office:value-type="float" office:value="708304700190660" table:style-name="ce1">
            <text:p>7,08305E+14</text:p>
          </table:table-cell>
          <table:table-cell office:value-type="string" table:style-name="ce1">
            <text:p>(81) 98308-290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sé idalin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70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60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Habitual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ACICLEIDE SANTANA DOS SANTOS</text:p>
          </table:table-cell>
          <table:table-cell office:value-type="date" office:date-value="2001-08-08T00:00:00" table:style-name="ce2">
            <text:p>08/08/2001</text:p>
          </table:table-cell>
          <table:table-cell office:value-type="string" table:style-name="ce1">
            <text:p>24 ano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45.252.234-05</text:p>
          </table:table-cell>
          <table:table-cell office:value-type="float" office:value="706404189981583" table:style-name="ce1">
            <text:p>7,06404E+14</text:p>
          </table:table-cell>
          <table:table-cell office:value-type="string" table:style-name="ce1">
            <text:p>(81) 98869-4316</text:p>
          </table:table-cell>
          <table:table-cell office:value-type="string" table:style-name="ce1">
            <text:p>(61) 3315-2425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delândi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65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5" table:style-name="ce1">
            <text:p>65</text:p>
          </table:table-cell>
          <table:table-cell office:value-type="float" office:value="151" table:style-name="ce1">
            <text:p>151</text:p>
          </table:table-cell>
          <table:table-cell office:value-type="date" office:date-value="2021-07-20T00:00:00" table:style-name="ce2">
            <text:p>20/07/2021</text:p>
          </table:table-cell>
          <table:table-cell office:value-type="string" table:style-name="ce1">
            <text:p>100/60</text:p>
          </table:table-cell>
          <table:table-cell office:value-type="date" office:date-value="2021-08-24T00:00:00" table:style-name="ce2">
            <text:p>24/08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1" table:style-name="ce1">
            <text:p>251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IS DA SILVA RAMOS</text:p>
          </table:table-cell>
          <table:table-cell office:value-type="date" office:date-value="1991-03-19T00:00:00" table:style-name="ce2">
            <text:p>19/03/1991</text:p>
          </table:table-cell>
          <table:table-cell office:value-type="string" table:style-name="ce1">
            <text:p>34 anos e 5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90.877.564-45</text:p>
          </table:table-cell>
          <table:table-cell office:value-type="float" office:value="705800412518439" table:style-name="ce1">
            <text:p>7,058E+14</text:p>
          </table:table-cell>
          <table:table-cell office:value-type="string" table:style-name="ce1">
            <text:p>(81) 98584-137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pinópolis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66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4" table:style-name="ce1">
            <text:p>94</text:p>
          </table:table-cell>
          <table:table-cell office:value-type="float" office:value="170" table:style-name="ce1">
            <text:p>170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120/70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Habitual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CAROLINA SANTANA DE OLIVEIRA</text:p>
          </table:table-cell>
          <table:table-cell office:value-type="date" office:date-value="2000-06-14T00:00:00" table:style-name="ce2">
            <text:p>14/06/2000</text:p>
          </table:table-cell>
          <table:table-cell office:value-type="string" table:style-name="ce1">
            <text:p>25 anos e 2 mese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70.713.254-21</text:p>
          </table:table-cell>
          <table:table-cell office:value-type="float" office:value="706209597595364" table:style-name="ce1">
            <text:p>7,0621E+14</text:p>
          </table:table-cell>
          <table:table-cell office:value-type="string" table:style-name="ce1">
            <text:p>(81) 99984-07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utal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68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9.1" table:style-name="ce1">
            <text:p>89,1</text:p>
          </table:table-cell>
          <table:table-cell office:value-type="float" office:value="162" table:style-name="ce1">
            <text:p>162</text:p>
          </table:table-cell>
          <table:table-cell office:value-type="date" office:date-value="2025-07-28T00:00:00" table:style-name="ce2">
            <text:p>28/07/2025</text:p>
          </table:table-cell>
          <table:table-cell office:value-type="string" table:style-name="ce1">
            <text:p>110/60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ENATA MARIA DE CARVALHO</text:p>
          </table:table-cell>
          <table:table-cell office:value-type="date" office:date-value="1990-04-11T00:00:00" table:style-name="ce2">
            <text:p>11/04/1990</text:p>
          </table:table-cell>
          <table:table-cell office:value-type="string" table:style-name="ce1">
            <text:p>35 anos e 4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7.748.114-02</text:p>
          </table:table-cell>
          <table:table-cell office:value-type="float" office:value="708201122660543" table:style-name="ce1">
            <text:p>7,08201E+14</text:p>
          </table:table-cell>
          <table:table-cell office:value-type="string" table:style-name="ce1">
            <text:p>(81) 99475-827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sé idalino</text:p>
          </table:table-cell>
          <table:table-cell office:value-type="float" office:value="540" table:style-name="ce1">
            <text:p>54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70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5" table:style-name="ce1">
            <text:p>105</text:p>
          </table:table-cell>
          <table:table-cell office:value-type="float" office:value="169" table:style-name="ce1">
            <text:p>169</text:p>
          </table:table-cell>
          <table:table-cell office:value-type="date" office:date-value="2024-08-14T00:00:00" table:style-name="ce2">
            <text:p>14/08/2024</text:p>
          </table:table-cell>
          <table:table-cell office:value-type="string" table:style-name="ce1">
            <text:p>120/70</text:p>
          </table:table-cell>
          <table:table-cell office:value-type="date" office:date-value="2024-09-18T00:00:00" table:style-name="ce2">
            <text:p>18/09/2024</text:p>
          </table:table-cell>
          <table:table-cell office:value-type="string" table:style-name="ce1">
            <text:p>Habitual</text:p>
          </table:table-cell>
          <table:table-cell office:value-type="float" office:value="319" table:style-name="ce1">
            <text:p>319</text:p>
          </table:table-cell>
          <table:table-cell office:value-type="float" office:value="6" table:style-name="ce1">
            <text:p>6</text:p>
          </table:table-cell>
          <table:table-cell office:value-type="float" office:value="319" table:style-name="ce1">
            <text:p>319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UBIANA FELIX DOS SANTOS</text:p>
          </table:table-cell>
          <table:table-cell office:value-type="date" office:date-value="1988-12-06T00:00:00" table:style-name="ce2">
            <text:p>06/12/1988</text:p>
          </table:table-cell>
          <table:table-cell office:value-type="string" table:style-name="ce1">
            <text:p>36 anos e 8 mese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86.763.874-51</text:p>
          </table:table-cell>
          <table:table-cell office:value-type="float" office:value="700005310272008" table:style-name="ce1">
            <text:p>7,00005E+14</text:p>
          </table:table-cell>
          <table:table-cell office:value-type="string" table:style-name="ce1">
            <text:p>(81) 98789-579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ão romã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67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0" table:style-name="ce1">
            <text:p>110</text:p>
          </table:table-cell>
          <table:table-cell office:value-type="float" office:value="165" table:style-name="ce1">
            <text:p>165</text:p>
          </table:table-cell>
          <table:table-cell office:value-type="date" office:date-value="2022-06-28T00:00:00" table:style-name="ce2">
            <text:p>28/06/2022</text:p>
          </table:table-cell>
          <table:table-cell office:value-type="string" table:style-name="ce1">
            <text:p>130/70</text:p>
          </table:table-cell>
          <table:table-cell office:value-type="date" office:date-value="2025-08-08T00:00:00" table:style-name="ce2">
            <text:p>08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7" table:style-name="ce1">
            <text:p>217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IANA MARIA DA CONCEICAO SILVA</text:p>
          </table:table-cell>
          <table:table-cell office:value-type="date" office:date-value="1993-04-07T00:00:00" table:style-name="ce2">
            <text:p>07/04/1993</text:p>
          </table:table-cell>
          <table:table-cell office:value-type="string" table:style-name="ce1">
            <text:p>32 anos e 4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4.226.294-21</text:p>
          </table:table-cell>
          <table:table-cell office:value-type="float" office:value="709807061534495" table:style-name="ce1">
            <text:p>7,09807E+14</text:p>
          </table:table-cell>
          <table:table-cell office:value-type="string" table:style-name="ce1">
            <text:p>(81) 98596-43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ma duarte</text:p>
          </table:table-cell>
          <table:table-cell office:value-type="float" office:value="421" table:style-name="ce1">
            <text:p>4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72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0/70</text:p>
          </table:table-cell>
          <table:table-cell office:value-type="date" office:date-value="2019-01-18T00:00:00" table:style-name="ce2">
            <text:p>18/01/2019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87" table:style-name="ce1">
            <text:p>387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6" table:style-name="ce1">
            <text:p>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FLAVIA VITORIA RODRIGUES DA MOTA</text:p>
          </table:table-cell>
          <table:table-cell office:value-type="date" office:date-value="2002-12-22T00:00:00" table:style-name="ce2">
            <text:p>22/12/2002</text:p>
          </table:table-cell>
          <table:table-cell office:value-type="string" table:style-name="ce1">
            <text:p>22 anos e 8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32.422.234-46</text:p>
          </table:table-cell>
          <table:table-cell office:value-type="float" office:value="701201005493317" table:style-name="ce1">
            <text:p>7,01201E+14</text:p>
          </table:table-cell>
          <table:table-cell office:value-type="string" table:style-name="ce1">
            <text:p>(81) 98626-656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ão gotardo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LADO DIREITO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71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" table:style-name="ce1">
            <text:p>80</text:p>
          </table:table-cell>
          <table:table-cell office:value-type="float" office:value="166" table:style-name="ce1">
            <text:p>166</text:p>
          </table:table-cell>
          <table:table-cell office:value-type="date" office:date-value="2023-05-29T00:00:00" table:style-name="ce2">
            <text:p>29/05/2023</text:p>
          </table:table-cell>
          <table:table-cell office:value-type="string" table:style-name="ce1">
            <text:p>130/80</text:p>
          </table:table-cell>
          <table:table-cell office:value-type="date" office:date-value="2023-08-17T00:00:00" table:style-name="ce2">
            <text:p>17/08/2023</text:p>
          </table:table-cell>
          <table:table-cell office:value-type="string" table:style-name="ce1">
            <text:p>Habitual</text:p>
          </table:table-cell>
          <table:table-cell office:value-type="float" office:value="241" table:style-name="ce1">
            <text:p>241</text:p>
          </table:table-cell>
          <table:table-cell office:value-type="float" office:value="1" table:style-name="ce1">
            <text:p>1</text:p>
          </table:table-cell>
          <table:table-cell office:value-type="float" office:value="240" table:style-name="ce1">
            <text:p>240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SABELA VITORIA DOS SANTOS SILVA</text:p>
          </table:table-cell>
          <table:table-cell office:value-type="date" office:date-value="2008-09-16T00:00:00" table:style-name="ce2">
            <text:p>16/09/2008</text:p>
          </table:table-cell>
          <table:table-cell office:value-type="string" table:style-name="ce1">
            <text:p>16 anos e 11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8.628.124-90</text:p>
          </table:table-cell>
          <table:table-cell office:value-type="float" office:value="708204194532749" table:style-name="ce1">
            <text:p>7,08204E+14</text:p>
          </table:table-cell>
          <table:table-cell office:value-type="string" table:style-name="ce1">
            <text:p>(81) 98356-539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irai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ASA B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6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.7" table:style-name="ce1">
            <text:p>56,7</text:p>
          </table:table-cell>
          <table:table-cell office:value-type="float" office:value="157" table:style-name="ce1">
            <text:p>157</text:p>
          </table:table-cell>
          <table:table-cell office:value-type="date" office:date-value="2025-07-21T00:00:00" table:style-name="ce2">
            <text:p>21/07/2025</text:p>
          </table:table-cell>
          <table:table-cell office:value-type="string" table:style-name="ce1">
            <text:p>110/70</text:p>
          </table:table-cell>
          <table:table-cell office:value-type="date" office:date-value="2025-07-21T00:00:00" table:style-name="ce2">
            <text:p>21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VANA INACIO DA SILVA</text:p>
          </table:table-cell>
          <table:table-cell office:value-type="date" office:date-value="1984-11-04T00:00:00" table:style-name="ce2">
            <text:p>04/11/1984</text:p>
          </table:table-cell>
          <table:table-cell office:value-type="string" table:style-name="ce1">
            <text:p>40 anos e 9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9.104.464-71</text:p>
          </table:table-cell>
          <table:table-cell office:value-type="float" office:value="703205661849491" table:style-name="ce1">
            <text:p>7,03206E+14</text:p>
          </table:table-cell>
          <table:table-cell office:value-type="string" table:style-name="ce1">
            <text:p>(81) 98784-050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ma duarte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ASA B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72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3.8" table:style-name="ce1">
            <text:p>93,8</text:p>
          </table:table-cell>
          <table:table-cell office:value-type="float" office:value="170" table:style-name="ce1">
            <text:p>170</text:p>
          </table:table-cell>
          <table:table-cell office:value-type="date" office:date-value="2025-02-12T00:00:00" table:style-name="ce2">
            <text:p>12/02/2025</text:p>
          </table:table-cell>
          <table:table-cell office:value-type="string" table:style-name="ce1">
            <text:p>120/68</text:p>
          </table:table-cell>
          <table:table-cell office:value-type="date" office:date-value="2025-02-12T00:00:00" table:style-name="ce2">
            <text:p>12/02/2025</text:p>
          </table:table-cell>
          <table:table-cell office:value-type="string" table:style-name="ce1">
            <text:p>Alto</text:p>
          </table:table-cell>
          <table:table-cell office:value-type="float" office:value="63" table:style-name="ce1">
            <text:p>63</text:p>
          </table:table-cell>
          <table:table-cell office:value-type="float" office:value="3" table:style-name="ce1">
            <text:p>3</text:p>
          </table:table-cell>
          <table:table-cell office:value-type="float" office:value="64" table:style-name="ce1">
            <text:p>64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ULIANA ARAUJO DA SILVA</text:p>
          </table:table-cell>
          <table:table-cell office:value-type="date" office:date-value="1985-03-06T00:00:00" table:style-name="ce2">
            <text:p>06/03/1985</text:p>
          </table:table-cell>
          <table:table-cell office:value-type="string" table:style-name="ce1">
            <text:p>40 anos e 5 mese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3.839.304-70</text:p>
          </table:table-cell>
          <table:table-cell office:value-type="float" office:value="702902597469479" table:style-name="ce1">
            <text:p>7,02903E+14</text:p>
          </table:table-cell>
          <table:table-cell office:value-type="string" table:style-name="ce1">
            <text:p>(81) 99701-766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irai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6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" table:style-name="ce1">
            <text:p>90</text:p>
          </table:table-cell>
          <table:table-cell office:value-type="float" office:value="165" table:style-name="ce1">
            <text:p>165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100/60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Alto</text:p>
          </table:table-cell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CELA VITORIA GOMES DA FONSECA</text:p>
          </table:table-cell>
          <table:table-cell office:value-type="date" office:date-value="2005-05-23T00:00:00" table:style-name="ce2">
            <text:p>23/05/2005</text:p>
          </table:table-cell>
          <table:table-cell office:value-type="string" table:style-name="ce1">
            <text:p>20 anos e 3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4.612.744-38</text:p>
          </table:table-cell>
          <table:table-cell office:value-type="float" office:value="702602736030341" table:style-name="ce1">
            <text:p>7,02603E+14</text:p>
          </table:table-cell>
          <table:table-cell office:value-type="string" table:style-name="ce1">
            <text:p>(81) 99389-983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imirim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ASA C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63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7" table:style-name="ce1">
            <text:p>87</text:p>
          </table:table-cell>
          <table:table-cell office:value-type="float" office:value="165" table:style-name="ce1">
            <text:p>165</text:p>
          </table:table-cell>
          <table:table-cell office:value-type="date" office:date-value="2025-04-01T00:00:00" table:style-name="ce2">
            <text:p>01/04/2025</text:p>
          </table:table-cell>
          <table:table-cell office:value-type="string" table:style-name="ce1">
            <text:p>135/95</text:p>
          </table:table-cell>
          <table:table-cell office:value-type="date" office:date-value="2025-04-01T00:00:00" table:style-name="ce2">
            <text:p>01/04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4" table:style-name="ce1">
            <text:p>54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NALVA GOUVEIA DA SILVA</text:p>
          </table:table-cell>
          <table:table-cell office:value-type="date" office:date-value="1988-11-03T00:00:00" table:style-name="ce2">
            <text:p>03/11/1988</text:p>
          </table:table-cell>
          <table:table-cell office:value-type="string" table:style-name="ce1">
            <text:p>36 anos e 9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48.697.084-18</text:p>
          </table:table-cell>
          <table:table-cell office:value-type="float" office:value="700105991654011" table:style-name="ce1">
            <text:p>7,00106E+14</text:p>
          </table:table-cell>
          <table:table-cell office:value-type="string" table:style-name="ce1">
            <text:p>(81) 98810-440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ão gotard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SA C LADO ESQUERDO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7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8.7" table:style-name="ce1">
            <text:p>98,7</text:p>
          </table:table-cell>
          <table:table-cell office:value-type="float" office:value="165" table:style-name="ce1">
            <text:p>165</text:p>
          </table:table-cell>
          <table:table-cell office:value-type="date" office:date-value="2022-04-26T00:00:00" table:style-name="ce2">
            <text:p>26/04/2022</text:p>
          </table:table-cell>
          <table:table-cell office:value-type="string" table:style-name="ce1">
            <text:p>130/80</text:p>
          </table:table-cell>
          <table:table-cell office:value-type="date" office:date-value="2022-04-26T00:00:00" table:style-name="ce2">
            <text:p>26/04/2022</text:p>
          </table:table-cell>
          <table:table-cell office:value-type="string" table:style-name="ce1">
            <text:p>Habitual</text:p>
          </table:table-cell>
          <table:table-cell office:value-type="float" office:value="214" table:style-name="ce1">
            <text:p>214</text:p>
          </table:table-cell>
          <table:table-cell office:value-type="float" office:value="6" table:style-name="ce1">
            <text:p>6</text:p>
          </table:table-cell>
          <table:table-cell office:value-type="float" office:value="214" table:style-name="ce1">
            <text:p>214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FAELA COUTINHO DA SILVA</text:p>
          </table:table-cell>
          <table:table-cell office:value-type="date" office:date-value="1996-05-01T00:00:00" table:style-name="ce2">
            <text:p>01/05/1996</text:p>
          </table:table-cell>
          <table:table-cell office:value-type="string" table:style-name="ce1">
            <text:p>29 anos e 4 mese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2.493.484-03</text:p>
          </table:table-cell>
          <table:table-cell office:value-type="float" office:value="702407073425625" table:style-name="ce1">
            <text:p>7,02407E+14</text:p>
          </table:table-cell>
          <table:table-cell office:value-type="string" table:style-name="ce1">
            <text:p>(81) 98823-068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ão gotardo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ASA A LADO ESQUERDO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7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" table:style-name="ce1">
            <text:p>11</text:p>
          </table:table-cell>
          <table:table-cell office:value-type="float" office:value="32" table:style-name="ce1">
            <text:p>32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5.8" table:style-name="ce1">
            <text:p>55,8</text:p>
          </table:table-cell>
          <table:table-cell office:value-type="float" office:value="157" table:style-name="ce1">
            <text:p>157</text:p>
          </table:table-cell>
          <table:table-cell office:value-type="date" office:date-value="2019-07-04T00:00:00" table:style-name="ce2">
            <text:p>04/07/2019</text:p>
          </table:table-cell>
          <table:table-cell office:value-type="string" table:style-name="ce1">
            <text:p>90/60</text:p>
          </table:table-cell>
          <table:table-cell office:value-type="date" office:date-value="2019-11-21T00:00:00" table:style-name="ce2">
            <text:p>21/11/2019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36" table:style-name="ce1">
            <text:p>336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YANA MARIA DA SILVA ARAUJO</text:p>
          </table:table-cell>
          <table:table-cell office:value-type="date" office:date-value="1993-07-28T00:00:00" table:style-name="ce2">
            <text:p>28/07/1993</text:p>
          </table:table-cell>
          <table:table-cell office:value-type="string" table:style-name="ce1">
            <text:p>32 anos e 1 mê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9.423.934-81</text:p>
          </table:table-cell>
          <table:table-cell office:value-type="float" office:value="700504957573352" table:style-name="ce1">
            <text:p>7,00505E+14</text:p>
          </table:table-cell>
          <table:table-cell office:value-type="string" table:style-name="ce1">
            <text:p>(81) 99999-99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edro belo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585</text:p>
          </table:table-cell>
          <table:table-cell office:value-type="float" office:value="28" table:style-name="ce1">
            <text:p>28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" table:style-name="ce1">
            <text:p>69</text:p>
          </table:table-cell>
          <table:table-cell office:value-type="float" office:value="155" table:style-name="ce1">
            <text:p>155</text:p>
          </table:table-cell>
          <table:table-cell office:value-type="date" office:date-value="2022-10-04T00:00:00" table:style-name="ce2">
            <text:p>04/10/2022</text:p>
          </table:table-cell>
          <table:table-cell office:value-type="string" table:style-name="ce1">
            <text:p>100/70</text:p>
          </table:table-cell>
          <table:table-cell office:value-type="date" office:date-value="2022-11-01T00:00:00" table:style-name="ce2">
            <text:p>01/11/2022</text:p>
          </table:table-cell>
          <table:table-cell office:value-type="string" table:style-name="ce1">
            <text:p>Habitual</text:p>
          </table:table-cell>
          <table:table-cell office:value-type="float" office:value="169" table:style-name="ce1">
            <text:p>169</text:p>
          </table:table-cell>
          <table:table-cell office:value-type="float" office:value="4" table:style-name="ce1">
            <text:p>4</text:p>
          </table:table-cell>
          <table:table-cell office:value-type="float" office:value="172" table:style-name="ce1">
            <text:p>17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SADORA SANTOS DA SILVA</text:p>
          </table:table-cell>
          <table:table-cell office:value-type="date" office:date-value="1997-05-27T00:00:00" table:style-name="ce2">
            <text:p>27/05/1997</text:p>
          </table:table-cell>
          <table:table-cell office:value-type="string" table:style-name="ce1">
            <text:p>28 anos e 3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0.794.434-51</text:p>
          </table:table-cell>
          <table:table-cell office:value-type="float" office:value="700507701728457" table:style-name="ce1">
            <text:p>7,00508E+14</text:p>
          </table:table-cell>
          <table:table-cell office:value-type="string" table:style-name="ce1">
            <text:p>(81) 98851-656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to josé idalino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60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3" table:style-name="ce1">
            <text:p>93</text:p>
          </table:table-cell>
          <table:table-cell office:value-type="float" office:value="151" table:style-name="ce1">
            <text:p>151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100/60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Alto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AMILLY ADRIENE SANTANA BARROS</text:p>
          </table:table-cell>
          <table:table-cell office:value-type="date" office:date-value="2005-01-06T00:00:00" table:style-name="ce2">
            <text:p>06/01/2005</text:p>
          </table:table-cell>
          <table:table-cell office:value-type="string" table:style-name="ce1">
            <text:p>20 anos e 7 mese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2.093.454-83</text:p>
          </table:table-cell>
          <table:table-cell office:value-type="float" office:value="898004940782877" table:style-name="ce1">
            <text:p>8,98005E+14</text:p>
          </table:table-cell>
          <table:table-cell office:value-type="string" table:style-name="ce1">
            <text:p>(81) 98775-559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ecuperação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80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9.6" table:style-name="ce1">
            <text:p>59,6</text:p>
          </table:table-cell>
          <table:table-cell office:value-type="float" office:value="169" table:style-name="ce1">
            <text:p>169</text:p>
          </table:table-cell>
          <table:table-cell office:value-type="date" office:date-value="2023-08-22T00:00:00" table:style-name="ce2">
            <text:p>22/08/2023</text:p>
          </table:table-cell>
          <table:table-cell office:value-type="string" table:style-name="ce1">
            <text:p>120/70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Habitual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ISSA MARIA SALVADOR GOMES</text:p>
          </table:table-cell>
          <table:table-cell office:value-type="date" office:date-value="1999-09-03T00:00:00" table:style-name="ce2">
            <text:p>03/09/1999</text:p>
          </table:table-cell>
          <table:table-cell office:value-type="string" table:style-name="ce1">
            <text:p>25 anos e 11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8.248.194-70</text:p>
          </table:table-cell>
          <table:table-cell office:value-type="float" office:value="706306602113780" table:style-name="ce1">
            <text:p>7,06307E+14</text:p>
          </table:table-cell>
          <table:table-cell office:value-type="string" table:style-name="ce1">
            <text:p>(81) 99313-34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to josé idalino</text:p>
          </table:table-cell>
          <table:table-cell office:value-type="string" table:style-name="ce1">
            <text:p>540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60</text:p>
          </table:table-cell>
          <table:table-cell office:value-type="float" office:value="19" table:style-name="ce1">
            <text:p>19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5.3" table:style-name="ce1">
            <text:p>125,3</text:p>
          </table:table-cell>
          <table:table-cell office:value-type="float" office:value="175" table:style-name="ce1">
            <text:p>175</text:p>
          </table:table-cell>
          <table:table-cell office:value-type="date" office:date-value="2021-12-21T00:00:00" table:style-name="ce2">
            <text:p>21/12/2021</text:p>
          </table:table-cell>
          <table:table-cell office:value-type="string" table:style-name="ce1">
            <text:p>130/80</text:p>
          </table:table-cell>
          <table:table-cell office:value-type="date" office:date-value="2022-06-06T00:00:00" table:style-name="ce2">
            <text:p>06/06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6" table:style-name="ce1">
            <text:p>20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YANNE CAROLINA TRAVASSOS DA SILVA</text:p>
          </table:table-cell>
          <table:table-cell office:value-type="date" office:date-value="1996-12-31T00:00:00" table:style-name="ce2">
            <text:p>31/12/1996</text:p>
          </table:table-cell>
          <table:table-cell office:value-type="string" table:style-name="ce1">
            <text:p>28 anos e 8 meses e 1 di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12.419.384-74</text:p>
          </table:table-cell>
          <table:table-cell office:value-type="float" office:value="708704117893398" table:style-name="ce1">
            <text:p>7,08704E+14</text:p>
          </table:table-cell>
          <table:table-cell office:value-type="string" table:style-name="ce1">
            <text:p>(81) 98420-285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to josé idalino</text:p>
          </table:table-cell>
          <table:table-cell office:value-type="float" office:value="4717" table:style-name="ce1">
            <text:p>47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60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60/110</text:p>
          </table:table-cell>
          <table:table-cell office:value-type="date" office:date-value="2023-05-10T00:00:00" table:style-name="ce2">
            <text:p>10/05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77" table:style-name="ce1">
            <text:p>37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RUNA VALESKA BARBOSA MARQUES</text:p>
          </table:table-cell>
          <table:table-cell office:value-type="date" office:date-value="1994-12-15T00:00:00" table:style-name="ce2">
            <text:p>15/12/1994</text:p>
          </table:table-cell>
          <table:table-cell office:value-type="string" table:style-name="ce1">
            <text:p>30 anos e 8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4.893.104-01</text:p>
          </table:table-cell>
          <table:table-cell office:value-type="float" office:value="708600573040480" table:style-name="ce1">
            <text:p>7,08601E+14</text:p>
          </table:table-cell>
          <table:table-cell office:value-type="string" table:style-name="ce1">
            <text:p>(18) 98800-010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venida da recuperaçao</text:p>
          </table:table-cell>
          <table:table-cell office:value-type="float" office:value="2680" table:style-name="ce1">
            <text:p>268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1.400000000000006" table:style-name="ce1">
            <text:p>81,4</text:p>
          </table:table-cell>
          <table:table-cell office:value-type="float" office:value="165" table:style-name="ce1">
            <text:p>165</text:p>
          </table:table-cell>
          <table:table-cell office:value-type="date" office:date-value="2020-03-17T00:00:00" table:style-name="ce2">
            <text:p>17/03/2020</text:p>
          </table:table-cell>
          <table:table-cell office:value-type="string" table:style-name="ce1">
            <text:p>110/60</text:p>
          </table:table-cell>
          <table:table-cell office:value-type="date" office:date-value="2021-03-09T00:00:00" table:style-name="ce2">
            <text:p>09/03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18" table:style-name="ce1">
            <text:p>318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LAUDIANA DA COSTA OLIVEIRA</text:p>
          </table:table-cell>
          <table:table-cell office:value-type="date" office:date-value="1988-05-11T00:00:00" table:style-name="ce2">
            <text:p>11/05/1988</text:p>
          </table:table-cell>
          <table:table-cell office:value-type="string" table:style-name="ce1">
            <text:p>37 anos e 3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6.123.104-16</text:p>
          </table:table-cell>
          <table:table-cell office:value-type="float" office:value="702804649424163" table:style-name="ce1">
            <text:p>7,02805E+14</text:p>
          </table:table-cell>
          <table:table-cell office:value-type="string" table:style-name="ce1">
            <text:p>(81) 9149-50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orrego da loira</text:p>
          </table:table-cell>
          <table:table-cell office:value-type="float" office:value="314" table:style-name="ce1">
            <text:p>31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500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2" table:style-name="ce1">
            <text:p>82</text:p>
          </table:table-cell>
          <table:table-cell office:value-type="float" office:value="172" table:style-name="ce1">
            <text:p>172</text:p>
          </table:table-cell>
          <table:table-cell office:value-type="date" office:date-value="2025-07-28T00:00:00" table:style-name="ce2">
            <text:p>28/07/2025</text:p>
          </table:table-cell>
          <table:table-cell office:value-type="string" table:style-name="ce1">
            <text:p>110/60</text:p>
          </table:table-cell>
          <table:table-cell office:value-type="date" office:date-value="2025-07-28T00:00:00" table:style-name="ce2">
            <text:p>28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ULIANA GALDINO DA SILVA</text:p>
          </table:table-cell>
          <table:table-cell office:value-type="date" office:date-value="2001-07-06T00:00:00" table:style-name="ce2">
            <text:p>06/07/2001</text:p>
          </table:table-cell>
          <table:table-cell office:value-type="string" table:style-name="ce1">
            <text:p>24 anos e 1 mê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24.942.194-26</text:p>
          </table:table-cell>
          <table:table-cell office:value-type="float" office:value="704607185931527" table:style-name="ce1">
            <text:p>7,04607E+14</text:p>
          </table:table-cell>
          <table:table-cell office:value-type="string" table:style-name="ce1">
            <text:p>(81) 99388-55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orrego da loira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500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1.7" table:style-name="ce1">
            <text:p>81,7</text:p>
          </table:table-cell>
          <table:table-cell office:value-type="float" office:value="163" table:style-name="ce1">
            <text:p>163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120/70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ANA</text:p>
          </table:table-cell>
          <table:table-cell office:value-type="date" office:date-value="2000-01-10T00:00:00" table:style-name="ce2">
            <text:p>10/01/2000</text:p>
          </table:table-cell>
          <table:table-cell office:value-type="string" table:style-name="ce1">
            <text:p>25 anos e 7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6.722.414-64</text:p>
          </table:table-cell>
          <table:table-cell office:value-type="float" office:value="700004330569404" table:style-name="ce1">
            <text:p>7,00004E+14</text:p>
          </table:table-cell>
          <table:table-cell office:value-type="string" table:style-name="ce1">
            <text:p>(81) 99105-87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502-729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orrego da loira</text:p>
          </table:table-cell>
          <table:table-cell office:value-type="float" office:value="262" table:style-name="ce1">
            <text:p>26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5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.3" table:style-name="ce1">
            <text:p>56,3</text:p>
          </table:table-cell>
          <table:table-cell office:value-type="float" office:value="153" table:style-name="ce1">
            <text:p>153</text:p>
          </table:table-cell>
          <table:table-cell office:value-type="date" office:date-value="2024-05-10T00:00:00" table:style-name="ce2">
            <text:p>10/05/2024</text:p>
          </table:table-cell>
          <table:table-cell office:value-type="string" table:style-name="ce1">
            <text:p>110/70</text:p>
          </table:table-cell>
          <table:table-cell office:value-type="date" office:date-value="2024-05-10T00:00:00" table:style-name="ce2">
            <text:p>10/05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ITORIA MARIA DE LIRA ARAUJO</text:p>
          </table:table-cell>
          <table:table-cell office:value-type="date" office:date-value="2000-09-02T00:00:00" table:style-name="ce2">
            <text:p>02/09/2000</text:p>
          </table:table-cell>
          <table:table-cell office:value-type="string" table:style-name="ce1">
            <text:p>24 anos e 11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7.626.404-6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571-279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orrego da loira</text:p>
          </table:table-cell>
          <table:table-cell office:value-type="float" office:value="4792" table:style-name="ce1">
            <text:p>479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500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0/60</text:p>
          </table:table-cell>
          <table:table-cell office:value-type="date" office:date-value="2025-01-28T00:00:00" table:style-name="ce2">
            <text:p>28/01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IS ARAUJO DA SILVA</text:p>
          </table:table-cell>
          <table:table-cell office:value-type="date" office:date-value="2004-01-05T00:00:00" table:style-name="ce2">
            <text:p>05/01/2004</text:p>
          </table:table-cell>
          <table:table-cell office:value-type="string" table:style-name="ce1">
            <text:p>21 anos e 7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7.500.234-51</text:p>
          </table:table-cell>
          <table:table-cell office:value-type="float" office:value="702407592657721" table:style-name="ce1">
            <text:p>7,02408E+14</text:p>
          </table:table-cell>
          <table:table-cell office:value-type="string" table:style-name="ce1">
            <text:p>(81) 99402-3760</text:p>
          </table:table-cell>
          <table:table-cell office:value-type="string" table:style-name="ce1">
            <text:p>(81) 99402-3760</text:p>
          </table:table-cell>
          <table:table-cell office:value-type="string" table:style-name="ce1">
            <text:p>(81) 99841-0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lto da loira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83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2" table:style-name="ce1">
            <text:p>52</text:p>
          </table:table-cell>
          <table:table-cell office:value-type="float" office:value="160" table:style-name="ce1">
            <text:p>160</text:p>
          </table:table-cell>
          <table:table-cell office:value-type="date" office:date-value="2025-05-27T00:00:00" table:style-name="ce2">
            <text:p>27/05/2025</text:p>
          </table:table-cell>
          <table:table-cell office:value-type="string" table:style-name="ce1">
            <text:p>110/80</text:p>
          </table:table-cell>
          <table:table-cell office:value-type="date" office:date-value="2025-05-27T00:00:00" table:style-name="ce2">
            <text:p>27/05/2025</text:p>
          </table:table-cell>
          <table:table-cell office:value-type="string" table:style-name="ce1">
            <text:p>Habitual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CELA EVELYN SALES DA SILVA</text:p>
          </table:table-cell>
          <table:table-cell office:value-type="date" office:date-value="2005-08-31T00:00:00" table:style-name="ce2">
            <text:p>31/08/2005</text:p>
          </table:table-cell>
          <table:table-cell office:value-type="string" table:style-name="ce1">
            <text:p>20 anos e 1 di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4.289.474-55</text:p>
          </table:table-cell>
          <table:table-cell office:value-type="float" office:value="708409707310460" table:style-name="ce1">
            <text:p>7,0841E+14</text:p>
          </table:table-cell>
          <table:table-cell office:value-type="string" table:style-name="ce1">
            <text:p>(81) 98329-123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lto da loira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83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5" table:style-name="ce1">
            <text:p>65</text:p>
          </table:table-cell>
          <table:table-cell office:value-type="float" office:value="157" table:style-name="ce1">
            <text:p>157</text:p>
          </table:table-cell>
          <table:table-cell office:value-type="date" office:date-value="2023-04-27T00:00:00" table:style-name="ce2">
            <text:p>27/04/2023</text:p>
          </table:table-cell>
          <table:table-cell office:value-type="string" table:style-name="ce1">
            <text:p>90/70</text:p>
          </table:table-cell>
          <table:table-cell office:value-type="date" office:date-value="2023-05-02T00:00:00" table:style-name="ce2">
            <text:p>02/05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2" table:style-name="ce1">
            <text:p>162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ATALI MARIA DA SILVA</text:p>
          </table:table-cell>
          <table:table-cell office:value-type="date" office:date-value="1992-09-29T00:00:00" table:style-name="ce2">
            <text:p>29/09/1992</text:p>
          </table:table-cell>
          <table:table-cell office:value-type="string" table:style-name="ce1">
            <text:p>32 anos e 11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2.095.704-40</text:p>
          </table:table-cell>
          <table:table-cell office:value-type="float" office:value="704104111020174" table:style-name="ce1">
            <text:p>7,04104E+14</text:p>
          </table:table-cell>
          <table:table-cell office:value-type="string" table:style-name="ce1">
            <text:p>(81) 98414-904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lto da loira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83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80</text:p>
          </table:table-cell>
          <table:table-cell office:value-type="date" office:date-value="2020-06-26T00:00:00" table:style-name="ce2">
            <text:p>26/06/2020</text:p>
          </table:table-cell>
          <table:table-cell office:value-type="string" table:style-name="ce1">
            <text:p>Habitual</text:p>
          </table:table-cell>
          <table:table-cell office:value-type="float" office:value="309" table:style-name="ce1">
            <text:p>309</text:p>
          </table:table-cell>
          <table:table-cell office:value-type="float" office:value="2" table:style-name="ce1">
            <text:p>2</text:p>
          </table:table-cell>
          <table:table-cell office:value-type="float" office:value="309" table:style-name="ce1">
            <text:p>309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IANNY FATIMA SOARES</text:p>
          </table:table-cell>
          <table:table-cell office:value-type="date" office:date-value="1992-07-10T00:00:00" table:style-name="ce2">
            <text:p>10/07/1992</text:p>
          </table:table-cell>
          <table:table-cell office:value-type="string" table:style-name="ce1">
            <text:p>33 anos e 1 mê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3.460.854-11</text:p>
          </table:table-cell>
          <table:table-cell office:value-type="float" office:value="709800046569090" table:style-name="ce1">
            <text:p>7,098E+14</text:p>
          </table:table-cell>
          <table:table-cell office:value-type="string" table:style-name="ce1">
            <text:p>(81) 99976-517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lto da loira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83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8.1" table:style-name="ce1">
            <text:p>158,1</text:p>
          </table:table-cell>
          <table:table-cell office:value-type="float" office:value="165" table:style-name="ce1">
            <text:p>165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130/70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Alto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EBORA MENEZES RAMOS DA SILVA</text:p>
          </table:table-cell>
          <table:table-cell office:value-type="date" office:date-value="1995-12-05T00:00:00" table:style-name="ce2">
            <text:p>05/12/1995</text:p>
          </table:table-cell>
          <table:table-cell office:value-type="string" table:style-name="ce1">
            <text:p>29 anos e 8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5.369.124-16</text:p>
          </table:table-cell>
          <table:table-cell office:value-type="float" office:value="704303537443999" table:style-name="ce1">
            <text:p>7,04304E+14</text:p>
          </table:table-cell>
          <table:table-cell office:value-type="string" table:style-name="ce1">
            <text:p>(81) 98673-137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oa vivenda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.099999999999994" table:style-name="ce1">
            <text:p>71,1</text:p>
          </table:table-cell>
          <table:table-cell office:value-type="float" office:value="166" table:style-name="ce1">
            <text:p>166</text:p>
          </table:table-cell>
          <table:table-cell office:value-type="date" office:date-value="2021-11-17T00:00:00" table:style-name="ce2">
            <text:p>17/11/2021</text:p>
          </table:table-cell>
          <table:table-cell office:value-type="string" table:style-name="ce1">
            <text:p>100/70</text:p>
          </table:table-cell>
          <table:table-cell office:value-type="date" office:date-value="2021-11-17T00:00:00" table:style-name="ce2">
            <text:p>17/11/2021</text:p>
          </table:table-cell>
          <table:table-cell office:value-type="string" table:style-name="ce1">
            <text:p>Habitual</text:p>
          </table:table-cell>
          <table:table-cell office:value-type="float" office:value="237" table:style-name="ce1">
            <text:p>237</text:p>
          </table:table-cell>
          <table:table-cell office:value-type="float" office:value="2" table:style-name="ce1">
            <text:p>2</text:p>
          </table:table-cell>
          <table:table-cell office:value-type="float" office:value="238" table:style-name="ce1">
            <text:p>238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RACIETE MARQUES DA SILVA</text:p>
          </table:table-cell>
          <table:table-cell office:value-type="date" office:date-value="1990-06-13T00:00:00" table:style-name="ce2">
            <text:p>13/06/1990</text:p>
          </table:table-cell>
          <table:table-cell office:value-type="string" table:style-name="ce1">
            <text:p>35 anos e 2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1.082.884-79</text:p>
          </table:table-cell>
          <table:table-cell office:value-type="float" office:value="705001857750255" table:style-name="ce1">
            <text:p>7,05002E+14</text:p>
          </table:table-cell>
          <table:table-cell office:value-type="string" table:style-name="ce1">
            <text:p>(81) 98519-2519</text:p>
          </table:table-cell>
          <table:table-cell office:value-type="string" table:style-name="ce1">
            <text:p>(61) 3315-2425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orrego do marreco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535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8" table:style-name="ce1">
            <text:p>108</text:p>
          </table:table-cell>
          <table:table-cell office:value-type="float" office:value="170" table:style-name="ce1">
            <text:p>170</text:p>
          </table:table-cell>
          <table:table-cell office:value-type="date" office:date-value="2025-04-15T00:00:00" table:style-name="ce2">
            <text:p>15/04/2025</text:p>
          </table:table-cell>
          <table:table-cell office:value-type="string" table:style-name="ce1">
            <text:p>120/80</text:p>
          </table:table-cell>
          <table:table-cell office:value-type="date" office:date-value="2025-04-15T00:00:00" table:style-name="ce2">
            <text:p>15/04/2025</text:p>
          </table:table-cell>
          <table:table-cell office:value-type="string" table:style-name="ce1">
            <text:p>Habitual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ARDIELLE DA SILVA INACIO</text:p>
          </table:table-cell>
          <table:table-cell office:value-type="date" office:date-value="1996-03-25T00:00:00" table:style-name="ce2">
            <text:p>25/03/1996</text:p>
          </table:table-cell>
          <table:table-cell office:value-type="string" table:style-name="ce1">
            <text:p>29 anos e 5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02.564.584-21</text:p>
          </table:table-cell>
          <table:table-cell office:value-type="float" office:value="704300539516796" table:style-name="ce1">
            <text:p>7,04301E+14</text:p>
          </table:table-cell>
          <table:table-cell office:value-type="string" table:style-name="ce1">
            <text:p>(81) 98882-419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orrego do marrec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535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7.2" table:style-name="ce1">
            <text:p>97,2</text:p>
          </table:table-cell>
          <table:table-cell office:value-type="float" office:value="164" table:style-name="ce1">
            <text:p>164</text:p>
          </table:table-cell>
          <table:table-cell office:value-type="date" office:date-value="2022-06-07T00:00:00" table:style-name="ce2">
            <text:p>07/06/2022</text:p>
          </table:table-cell>
          <table:table-cell office:value-type="string" table:style-name="ce1">
            <text:p>130/80</text:p>
          </table:table-cell>
          <table:table-cell office:value-type="date" office:date-value="2023-05-16T00:00:00" table:style-name="ce2">
            <text:p>16/05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8" table:style-name="ce1">
            <text:p>198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ULIANA RENATA LOPES</text:p>
          </table:table-cell>
          <table:table-cell office:value-type="date" office:date-value="1990-08-02T00:00:00" table:style-name="ce2">
            <text:p>02/08/1990</text:p>
          </table:table-cell>
          <table:table-cell office:value-type="string" table:style-name="ce1">
            <text:p>35 ano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86.459.984-67</text:p>
          </table:table-cell>
          <table:table-cell office:value-type="float" office:value="704206703605381" table:style-name="ce1">
            <text:p>7,04207E+14</text:p>
          </table:table-cell>
          <table:table-cell office:value-type="string" table:style-name="ce1">
            <text:p>(81) 9999-90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orrego do marreco</text:p>
          </table:table-cell>
          <table:table-cell office:value-type="float" office:value="327" table:style-name="ce1">
            <text:p>3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535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6.599999999999994" table:style-name="ce1">
            <text:p>66,6</text:p>
          </table:table-cell>
          <table:table-cell office:value-type="float" office:value="155" table:style-name="ce1">
            <text:p>155</text:p>
          </table:table-cell>
          <table:table-cell office:value-type="date" office:date-value="2019-07-04T00:00:00" table:style-name="ce2">
            <text:p>04/07/2019</text:p>
          </table:table-cell>
          <table:table-cell office:value-type="string" table:style-name="ce1">
            <text:p>140/100</text:p>
          </table:table-cell>
          <table:table-cell office:value-type="date" office:date-value="2023-04-13T00:00:00" table:style-name="ce2">
            <text:p>13/04/2023</text:p>
          </table:table-cell>
          <table:table-cell office:value-type="string" table:style-name="ce1">
            <text:p>Habitual</text:p>
          </table:table-cell>
          <table:table-cell office:value-type="float" office:value="335" table:style-name="ce1">
            <text:p>335</text:p>
          </table:table-cell>
          <table:table-cell office:value-type="float" office:value="4" table:style-name="ce1">
            <text:p>4</text:p>
          </table:table-cell>
          <table:table-cell office:value-type="float" office:value="335" table:style-name="ce1">
            <text:p>335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EILA COELHO DE SOUZA</text:p>
          </table:table-cell>
          <table:table-cell office:value-type="date" office:date-value="1985-02-12T00:00:00" table:style-name="ce2">
            <text:p>12/02/1985</text:p>
          </table:table-cell>
          <table:table-cell office:value-type="string" table:style-name="ce1">
            <text:p>40 anos e 6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8.358.694-97</text:p>
          </table:table-cell>
          <table:table-cell office:value-type="float" office:value="705008239931753" table:style-name="ce1">
            <text:p>7,05008E+14</text:p>
          </table:table-cell>
          <table:table-cell office:value-type="string" table:style-name="ce1">
            <text:p>(81) 99177-978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orrego do marreco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535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70</text:p>
          </table:table-cell>
          <table:table-cell office:value-type="date" office:date-value="2020-06-04T00:00:00" table:style-name="ce2">
            <text:p>04/06/2020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06" table:style-name="ce1">
            <text:p>306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RISSA STEFANY TAVARES NOTARO</text:p>
          </table:table-cell>
          <table:table-cell office:value-type="date" office:date-value="1996-09-18T00:00:00" table:style-name="ce2">
            <text:p>18/09/1996</text:p>
          </table:table-cell>
          <table:table-cell office:value-type="string" table:style-name="ce1">
            <text:p>28 anos e 11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06.079.954-08</text:p>
          </table:table-cell>
          <table:table-cell office:value-type="float" office:value="704600641164523" table:style-name="ce1">
            <text:p>7,04601E+14</text:p>
          </table:table-cell>
          <table:table-cell office:value-type="string" table:style-name="ce1">
            <text:p>(81) 99628-586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537-416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orrego do marreco</text:p>
          </table:table-cell>
          <table:table-cell office:value-type="float" office:value="275" table:style-name="ce1">
            <text:p>275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535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" table:style-name="ce1">
            <text:p>78</text:p>
          </table:table-cell>
          <table:table-cell office:value-type="float" office:value="158" table:style-name="ce1">
            <text:p>158</text:p>
          </table:table-cell>
          <table:table-cell office:value-type="date" office:date-value="2024-05-13T00:00:00" table:style-name="ce2">
            <text:p>13/05/2024</text:p>
          </table:table-cell>
          <table:table-cell office:value-type="string" table:style-name="ce1">
            <text:p>120/80</text:p>
          </table:table-cell>
          <table:table-cell office:value-type="date" office:date-value="2024-05-13T00:00:00" table:style-name="ce2">
            <text:p>13/05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CIANA PRISCILA SANTOS DE OLIVEIRA</text:p>
          </table:table-cell>
          <table:table-cell office:value-type="date" office:date-value="1995-12-10T00:00:00" table:style-name="ce2">
            <text:p>10/12/1995</text:p>
          </table:table-cell>
          <table:table-cell office:value-type="string" table:style-name="ce1">
            <text:p>29 anos e 8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08.176.824-06</text:p>
          </table:table-cell>
          <table:table-cell office:value-type="float" office:value="703208625443394" table:style-name="ce1">
            <text:p>7,03209E+14</text:p>
          </table:table-cell>
          <table:table-cell office:value-type="string" table:style-name="ce1">
            <text:p>(81) 98825-64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lto da loira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3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8.8" table:style-name="ce1">
            <text:p>58,8</text:p>
          </table:table-cell>
          <table:table-cell office:value-type="float" office:value="159" table:style-name="ce1">
            <text:p>159</text:p>
          </table:table-cell>
          <table:table-cell office:value-type="date" office:date-value="2025-07-08T00:00:00" table:style-name="ce2">
            <text:p>08/07/2025</text:p>
          </table:table-cell>
          <table:table-cell office:value-type="string" table:style-name="ce1">
            <text:p>110/70</text:p>
          </table:table-cell>
          <table:table-cell office:value-type="date" office:date-value="2025-07-08T00:00:00" table:style-name="ce2">
            <text:p>08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ANESSA JOANA CAVALCANTI VIEIRA</text:p>
          </table:table-cell>
          <table:table-cell office:value-type="date" office:date-value="1992-12-10T00:00:00" table:style-name="ce2">
            <text:p>10/12/1992</text:p>
          </table:table-cell>
          <table:table-cell office:value-type="string" table:style-name="ce1">
            <text:p>32 anos e 8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88.499.764-29</text:p>
          </table:table-cell>
          <table:table-cell office:value-type="float" office:value="706204073628064" table:style-name="ce1">
            <text:p>7,06204E+14</text:p>
          </table:table-cell>
          <table:table-cell office:value-type="string" table:style-name="ce1">
            <text:p>(81) 98425-835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orrego do marreco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53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0.5" table:style-name="ce1">
            <text:p>50,5</text:p>
          </table:table-cell>
          <table:table-cell office:value-type="float" office:value="160" table:style-name="ce1">
            <text:p>160</text:p>
          </table:table-cell>
          <table:table-cell office:value-type="date" office:date-value="2019-07-04T00:00:00" table:style-name="ce2">
            <text:p>04/07/2019</text:p>
          </table:table-cell>
          <table:table-cell office:value-type="string" table:style-name="ce1">
            <text:p>120/80</text:p>
          </table:table-cell>
          <table:table-cell office:value-type="date" office:date-value="2023-03-25T00:00:00" table:style-name="ce2">
            <text:p>25/03/2023</text:p>
          </table:table-cell>
          <table:table-cell office:value-type="string" table:style-name="ce1">
            <text:p>Habitual</text:p>
          </table:table-cell>
          <table:table-cell office:value-type="float" office:value="331" table:style-name="ce1">
            <text:p>331</text:p>
          </table:table-cell>
          <table:table-cell office:value-type="float" office:value="2" table:style-name="ce1">
            <text:p>2</text:p>
          </table:table-cell>
          <table:table-cell office:value-type="float" office:value="330" table:style-name="ce1">
            <text:p>33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ANUSA LUCIANA FIGUEIREDO DA SILVA</text:p>
          </table:table-cell>
          <table:table-cell office:value-type="date" office:date-value="1982-05-10T00:00:00" table:style-name="ce2">
            <text:p>10/05/1982</text:p>
          </table:table-cell>
          <table:table-cell office:value-type="string" table:style-name="ce1">
            <text:p>43 anos e 3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37.948.204-52</text:p>
          </table:table-cell>
          <table:table-cell office:value-type="float" office:value="708405215617267" table:style-name="ce1">
            <text:p>7,08405E+14</text:p>
          </table:table-cell>
          <table:table-cell office:value-type="string" table:style-name="ce1">
            <text:p>(81) 97310-527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orrego do marrec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535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7" table:style-name="ce1">
            <text:p>117</text:p>
          </table:table-cell>
          <table:table-cell office:value-type="float" office:value="165" table:style-name="ce1">
            <text:p>165</text:p>
          </table:table-cell>
          <table:table-cell office:value-type="date" office:date-value="2025-04-22T00:00:00" table:style-name="ce2">
            <text:p>22/04/2025</text:p>
          </table:table-cell>
          <table:table-cell office:value-type="string" table:style-name="ce1">
            <text:p>110/80</text:p>
          </table:table-cell>
          <table:table-cell office:value-type="date" office:date-value="2025-06-11T00:00:00" table:style-name="ce2">
            <text:p>11/06/2025</text:p>
          </table:table-cell>
          <table:table-cell office:value-type="string" table:style-name="ce1">
            <text:p>Habitual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GATHA VITORIA DOS SANTOS ARAUJO</text:p>
          </table:table-cell>
          <table:table-cell office:value-type="date" office:date-value="2009-09-19T00:00:00" table:style-name="ce2">
            <text:p>19/09/2009</text:p>
          </table:table-cell>
          <table:table-cell office:value-type="string" table:style-name="ce1">
            <text:p>15 anos e 11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8.696.314-30</text:p>
          </table:table-cell>
          <table:table-cell office:value-type="float" office:value="702008827821881" table:style-name="ce1">
            <text:p>7,02009E+14</text:p>
          </table:table-cell>
          <table:table-cell office:value-type="string" table:style-name="ce1">
            <text:p>(81) 98929-226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acarani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24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701</text:p>
          </table:table-cell>
          <table:table-cell office:value-type="date" office:date-value="2025-01-29T00:00:00" table:style-name="ce2">
            <text:p>29/01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DRESSA MICHELLY DA SILVA SANTOS</text:p>
          </table:table-cell>
          <table:table-cell office:value-type="date" office:date-value="1995-03-22T00:00:00" table:style-name="ce2">
            <text:p>22/03/1995</text:p>
          </table:table-cell>
          <table:table-cell office:value-type="string" table:style-name="ce1">
            <text:p>30 anos e 5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21.543.134-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613-99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orrego do marreco</text:p>
          </table:table-cell>
          <table:table-cell office:value-type="float" office:value="205" table:style-name="ce1">
            <text:p>20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53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9.5" table:style-name="ce1">
            <text:p>109,5</text:p>
          </table:table-cell>
          <table:table-cell office:value-type="float" office:value="167" table:style-name="ce1">
            <text:p>167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110/80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Habitual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DUARDA THAIS CARDOSO DA SILVA</text:p>
          </table:table-cell>
          <table:table-cell office:value-type="date" office:date-value="1997-11-10T00:00:00" table:style-name="ce2">
            <text:p>10/11/1997</text:p>
          </table:table-cell>
          <table:table-cell office:value-type="string" table:style-name="ce1">
            <text:p>27 anos e 9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1.004.644-33</text:p>
          </table:table-cell>
          <table:table-cell office:value-type="float" office:value="898004865437152" table:style-name="ce1">
            <text:p>8,98005E+14</text:p>
          </table:table-cell>
          <table:table-cell office:value-type="string" table:style-name="ce1">
            <text:p>(81) 99145-116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orrego do marreco</text:p>
          </table:table-cell>
          <table:table-cell office:value-type="float" office:value="208" table:style-name="ce1">
            <text:p>208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53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3" table:style-name="ce1">
            <text:p>93</text:p>
          </table:table-cell>
          <table:table-cell office:value-type="float" office:value="160" table:style-name="ce1">
            <text:p>160</text:p>
          </table:table-cell>
          <table:table-cell office:value-type="date" office:date-value="2025-03-27T00:00:00" table:style-name="ce2">
            <text:p>27/03/2025</text:p>
          </table:table-cell>
          <table:table-cell office:value-type="string" table:style-name="ce1">
            <text:p>117/87</text:p>
          </table:table-cell>
          <table:table-cell office:value-type="date" office:date-value="2025-03-27T00:00:00" table:style-name="ce2">
            <text:p>27/03/2025</text:p>
          </table:table-cell>
          <table:table-cell office:value-type="string" table:style-name="ce1">
            <text:p>Habitual</text:p>
          </table:table-cell>
          <table:table-cell office:value-type="float" office:value="168" table:style-name="ce1">
            <text:p>168</text:p>
          </table:table-cell>
          <table:table-cell office:value-type="float" office:value="2" table:style-name="ce1">
            <text:p>2</text:p>
          </table:table-cell>
          <table:table-cell office:value-type="float" office:value="168" table:style-name="ce1">
            <text:p>168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UABIRABA</text:p>
          </table:table-cell>
          <table:table-cell office:value-type="date" office:date-value="2005-04-16T00:00:00" table:style-name="ce2">
            <text:p>16/04/2005</text:p>
          </table:table-cell>
          <table:table-cell office:value-type="string" table:style-name="ce1">
            <text:p>20 anos e 4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06.821.654-41</text:p>
          </table:table-cell>
          <table:table-cell office:value-type="float" office:value="705206469477775" table:style-name="ce1">
            <text:p>7,05206E+14</text:p>
          </table:table-cell>
          <table:table-cell office:value-type="string" table:style-name="ce1">
            <text:p>(81) 99650-7434</text:p>
          </table:table-cell>
          <table:table-cell office:value-type="string" table:style-name="ce1">
            <text:p>(81) 3266-3311</text:p>
          </table:table-cell>
          <table:table-cell office:value-type="string" table:style-name="ce1">
            <text:p>(81) 97324-574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orrego do marreco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535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.6" table:style-name="ce1">
            <text:p>62,6</text:p>
          </table:table-cell>
          <table:table-cell office:value-type="float" office:value="160" table:style-name="ce1">
            <text:p>160</text:p>
          </table:table-cell>
          <table:table-cell office:value-type="date" office:date-value="2025-04-02T00:00:00" table:style-name="ce2">
            <text:p>02/04/2025</text:p>
          </table:table-cell>
          <table:table-cell office:value-type="string" table:style-name="ce1">
            <text:p>100/60</text:p>
          </table:table-cell>
          <table:table-cell office:value-type="date" office:date-value="2025-04-28T00:00:00" table:style-name="ce2">
            <text:p>28/04/2025</text:p>
          </table:table-cell>
          <table:table-cell office:value-type="string" table:style-name="ce1">
            <text:p>Habitual</text:p>
          </table:table-cell>
          <table:table-cell office:value-type="float" office:value="53" table:style-name="ce1">
            <text:p>53</text:p>
          </table:table-cell>
          <table:table-cell office:value-type="float" office:value="2" table:style-name="ce1">
            <text:p>2</text:p>
          </table:table-cell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JOSE DA SILVA VICENTE</text:p>
          </table:table-cell>
          <table:table-cell office:value-type="date" office:date-value="1978-01-24T00:00:00" table:style-name="ce2">
            <text:p>24/01/1978</text:p>
          </table:table-cell>
          <table:table-cell office:value-type="string" table:style-name="ce1">
            <text:p>47 anos e 7 mese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22.156.664-39</text:p>
          </table:table-cell>
          <table:table-cell office:value-type="float" office:value="707009813085934" table:style-name="ce1">
            <text:p>7,0701E+14</text:p>
          </table:table-cell>
          <table:table-cell office:value-type="string" table:style-name="ce1">
            <text:p>(81) 99151-54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to do marreco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CASA C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20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65" table:style-name="ce1">
            <text:p>165</text:p>
          </table:table-cell>
          <table:table-cell office:value-type="date" office:date-value="2024-08-13T00:00:00" table:style-name="ce2">
            <text:p>13/08/2024</text:p>
          </table:table-cell>
          <table:table-cell office:value-type="string" table:style-name="ce1">
            <text:p>160/100</text:p>
          </table:table-cell>
          <table:table-cell office:value-type="date" office:date-value="2024-08-13T00:00:00" table:style-name="ce2">
            <text:p>13/08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0" table:style-name="ce1">
            <text:p>26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CIANA MIGUEL DA SILVA</text:p>
          </table:table-cell>
          <table:table-cell office:value-type="date" office:date-value="1993-03-29T00:00:00" table:style-name="ce2">
            <text:p>29/03/1993</text:p>
          </table:table-cell>
          <table:table-cell office:value-type="string" table:style-name="ce1">
            <text:p>32 anos e 5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25.956.184-40</text:p>
          </table:table-cell>
          <table:table-cell office:value-type="float" office:value="700006802682502" table:style-name="ce1">
            <text:p>7,00007E+14</text:p>
          </table:table-cell>
          <table:table-cell office:value-type="string" table:style-name="ce1">
            <text:p>(81) 98685-668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392-162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orrego do marreco</text:p>
          </table:table-cell>
          <table:table-cell office:value-type="float" office:value="1054" table:style-name="ce1">
            <text:p>105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535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1.3" table:style-name="ce1">
            <text:p>91,3</text:p>
          </table:table-cell>
          <table:table-cell office:value-type="float" office:value="163" table:style-name="ce1">
            <text:p>163</text:p>
          </table:table-cell>
          <table:table-cell office:value-type="date" office:date-value="2025-03-12T00:00:00" table:style-name="ce2">
            <text:p>12/03/2025</text:p>
          </table:table-cell>
          <table:table-cell office:value-type="string" table:style-name="ce1">
            <text:p>121/73</text:p>
          </table:table-cell>
          <table:table-cell office:value-type="date" office:date-value="2025-03-12T00:00:00" table:style-name="ce2">
            <text:p>12/03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5" table:style-name="ce1">
            <text:p>21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CIANA SILVA PEDROSA</text:p>
          </table:table-cell>
          <table:table-cell office:value-type="date" office:date-value="1981-02-09T00:00:00" table:style-name="ce2">
            <text:p>09/02/1981</text:p>
          </table:table-cell>
          <table:table-cell office:value-type="string" table:style-name="ce1">
            <text:p>44 anos e 6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79.974.254-62</text:p>
          </table:table-cell>
          <table:table-cell office:value-type="float" office:value="702609765746445" table:style-name="ce1">
            <text:p>7,0261E+14</text:p>
          </table:table-cell>
          <table:table-cell office:value-type="string" table:style-name="ce1">
            <text:p>(81) 97100-056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orrego do marreco</text:p>
          </table:table-cell>
          <table:table-cell office:value-type="float" office:value="218" table:style-name="ce1">
            <text:p>2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535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3" table:style-name="ce1">
            <text:p>83</text:p>
          </table:table-cell>
          <table:table-cell office:value-type="float" office:value="169" table:style-name="ce1">
            <text:p>169</text:p>
          </table:table-cell>
          <table:table-cell office:value-type="date" office:date-value="2025-02-18T00:00:00" table:style-name="ce2">
            <text:p>18/02/2025</text:p>
          </table:table-cell>
          <table:table-cell office:value-type="string" table:style-name="ce1">
            <text:p>210/140</text:p>
          </table:table-cell>
          <table:table-cell office:value-type="date" office:date-value="2025-04-15T00:00:00" table:style-name="ce2">
            <text:p>15/04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ARBARA MARIA FERREIRA</text:p>
          </table:table-cell>
          <table:table-cell office:value-type="date" office:date-value="1991-11-01T00:00:00" table:style-name="ce2">
            <text:p>01/11/1991</text:p>
          </table:table-cell>
          <table:table-cell office:value-type="string" table:style-name="ce1">
            <text:p>33 anos e 10 mese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7.340.094-35</text:p>
          </table:table-cell>
          <table:table-cell office:value-type="float" office:value="700507542030353" table:style-name="ce1">
            <text:p>7,00508E+14</text:p>
          </table:table-cell>
          <table:table-cell office:value-type="string" table:style-name="ce1">
            <text:p>(81) 98468-183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Embaixador assis chateaubriand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1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5" table:style-name="ce1">
            <text:p>75</text:p>
          </table:table-cell>
          <table:table-cell office:value-type="float" office:value="161" table:style-name="ce1">
            <text:p>161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110/60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NIELE GUILHERME DE SOUZA</text:p>
          </table:table-cell>
          <table:table-cell office:value-type="date" office:date-value="2003-05-05T00:00:00" table:style-name="ce2">
            <text:p>05/05/2003</text:p>
          </table:table-cell>
          <table:table-cell office:value-type="string" table:style-name="ce1">
            <text:p>22 anos e 3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9.348.214-10</text:p>
          </table:table-cell>
          <table:table-cell office:value-type="float" office:value="704509313179612" table:style-name="ce1">
            <text:p>7,04509E+14</text:p>
          </table:table-cell>
          <table:table-cell office:value-type="string" table:style-name="ce1">
            <text:p>(81) 98896-10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Embaixador assis chateaubriand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15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90/50</text:p>
          </table:table-cell>
          <table:table-cell office:value-type="date" office:date-value="2019-11-19T00:00:00" table:style-name="ce2">
            <text:p>19/11/2019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72" table:style-name="ce1">
            <text:p>37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ENIZE SANTANA DE SOUZA ALVES</text:p>
          </table:table-cell>
          <table:table-cell office:value-type="date" office:date-value="2000-11-19T00:00:00" table:style-name="ce2">
            <text:p>19/11/2000</text:p>
          </table:table-cell>
          <table:table-cell office:value-type="string" table:style-name="ce1">
            <text:p>24 anos e 9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9.348.114-58</text:p>
          </table:table-cell>
          <table:table-cell office:value-type="float" office:value="700409307936650" table:style-name="ce1">
            <text:p>7,00409E+14</text:p>
          </table:table-cell>
          <table:table-cell office:value-type="string" table:style-name="ce1">
            <text:p>(81) 98731-77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Embaixador assis chateaubriand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15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4.5" table:style-name="ce1">
            <text:p>84,5</text:p>
          </table:table-cell>
          <table:table-cell office:value-type="float" office:value="162" table:style-name="ce1">
            <text:p>162</text:p>
          </table:table-cell>
          <table:table-cell office:value-type="date" office:date-value="2025-07-17T00:00:00" table:style-name="ce2">
            <text:p>17/07/2025</text:p>
          </table:table-cell>
          <table:table-cell office:value-type="string" table:style-name="ce1">
            <text:p>110/70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Habitual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YANA KARLA DO NASCIMENTO FERREIRA</text:p>
          </table:table-cell>
          <table:table-cell office:value-type="date" office:date-value="1998-12-24T00:00:00" table:style-name="ce2">
            <text:p>24/12/1998</text:p>
          </table:table-cell>
          <table:table-cell office:value-type="string" table:style-name="ce1">
            <text:p>26 anos e 8 mese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08.616.364-81</text:p>
          </table:table-cell>
          <table:table-cell office:value-type="float" office:value="707802639644216" table:style-name="ce1">
            <text:p>7,07803E+14</text:p>
          </table:table-cell>
          <table:table-cell office:value-type="string" table:style-name="ce1">
            <text:p>(81) 99735-317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Embaixador assis chateaubriand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1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5.4" table:style-name="ce1">
            <text:p>95,4</text:p>
          </table:table-cell>
          <table:table-cell office:value-type="float" office:value="153" table:style-name="ce1">
            <text:p>153</text:p>
          </table:table-cell>
          <table:table-cell office:value-type="date" office:date-value="2025-08-15T00:00:00" table:style-name="ce2">
            <text:p>15/08/2025</text:p>
          </table:table-cell>
          <table:table-cell office:value-type="string" table:style-name="ce1">
            <text:p>120/80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STER BATISTA DA SILVA</text:p>
          </table:table-cell>
          <table:table-cell office:value-type="date" office:date-value="2004-03-12T00:00:00" table:style-name="ce2">
            <text:p>12/03/2004</text:p>
          </table:table-cell>
          <table:table-cell office:value-type="string" table:style-name="ce1">
            <text:p>21 anos e 5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5.413.284-18</text:p>
          </table:table-cell>
          <table:table-cell office:value-type="float" office:value="700504526492159" table:style-name="ce1">
            <text:p>7,00505E+14</text:p>
          </table:table-cell>
          <table:table-cell office:value-type="string" table:style-name="ce1">
            <text:p>(81) 99934-30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José luis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85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9.2" table:style-name="ce1">
            <text:p>99,2</text:p>
          </table:table-cell>
          <table:table-cell office:value-type="float" office:value="160" table:style-name="ce1">
            <text:p>160</text:p>
          </table:table-cell>
          <table:table-cell office:value-type="date" office:date-value="2024-07-30T00:00:00" table:style-name="ce2">
            <text:p>30/07/2024</text:p>
          </table:table-cell>
          <table:table-cell office:value-type="string" table:style-name="ce1">
            <text:p>100/60</text:p>
          </table:table-cell>
          <table:table-cell office:value-type="date" office:date-value="2024-07-30T00:00:00" table:style-name="ce2">
            <text:p>30/07/2024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2" table:style-name="ce1">
            <text:p>92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EICE GOMES DE SA</text:p>
          </table:table-cell>
          <table:table-cell office:value-type="date" office:date-value="1983-06-21T00:00:00" table:style-name="ce2">
            <text:p>21/06/1983</text:p>
          </table:table-cell>
          <table:table-cell office:value-type="string" table:style-name="ce1">
            <text:p>42 anos e 2 mese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45.095.844-23</text:p>
          </table:table-cell>
          <table:table-cell office:value-type="float" office:value="702802100663767" table:style-name="ce1">
            <text:p>7,02802E+14</text:p>
          </table:table-cell>
          <table:table-cell office:value-type="string" table:style-name="ce1">
            <text:p>(81) 99845-646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Embaixador assis chateaubriand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15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6.400000000000006" table:style-name="ce1">
            <text:p>76,4</text:p>
          </table:table-cell>
          <table:table-cell office:value-type="float" office:value="155" table:style-name="ce1">
            <text:p>155</text:p>
          </table:table-cell>
          <table:table-cell office:value-type="date" office:date-value="2023-11-06T00:00:00" table:style-name="ce2">
            <text:p>06/11/2023</text:p>
          </table:table-cell>
          <table:table-cell office:value-type="string" table:style-name="ce1">
            <text:p>90/60</text:p>
          </table:table-cell>
          <table:table-cell office:value-type="date" office:date-value="2023-11-06T00:00:00" table:style-name="ce2">
            <text:p>06/11/2023</text:p>
          </table:table-cell>
          <table:table-cell office:value-type="string" table:style-name="ce1">
            <text:p>Habitual</text:p>
          </table:table-cell>
          <table:table-cell office:value-type="float" office:value="128" table:style-name="ce1">
            <text:p>128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UABIRABA</text:p>
          </table:table-cell>
          <table:table-cell office:value-type="date" office:date-value="1996-06-30T00:00:00" table:style-name="ce2">
            <text:p>30/06/1996</text:p>
          </table:table-cell>
          <table:table-cell office:value-type="string" table:style-name="ce1">
            <text:p>29 anos e 2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11.342.154-10</text:p>
          </table:table-cell>
          <table:table-cell office:value-type="float" office:value="708903782965010" table:style-name="ce1">
            <text:p>7,08904E+14</text:p>
          </table:table-cell>
          <table:table-cell office:value-type="string" table:style-name="ce1">
            <text:p>(81) 99970-674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Embaixador assis chateaubriand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15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7.5" table:style-name="ce1">
            <text:p>87,5</text:p>
          </table:table-cell>
          <table:table-cell office:value-type="float" office:value="160" table:style-name="ce1">
            <text:p>160</text:p>
          </table:table-cell>
          <table:table-cell office:value-type="date" office:date-value="2021-02-02T00:00:00" table:style-name="ce2">
            <text:p>02/02/2021</text:p>
          </table:table-cell>
          <table:table-cell office:value-type="string" table:style-name="ce1">
            <text:p>130/80</text:p>
          </table:table-cell>
          <table:table-cell office:value-type="date" office:date-value="2021-08-31T00:00:00" table:style-name="ce2">
            <text:p>31/08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3" table:style-name="ce1">
            <text:p>263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UABIRABA</text:p>
          </table:table-cell>
          <table:table-cell office:value-type="date" office:date-value="1986-08-11T00:00:00" table:style-name="ce2">
            <text:p>11/08/1986</text:p>
          </table:table-cell>
          <table:table-cell office:value-type="string" table:style-name="ce1">
            <text:p>39 ano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347.803.048-06</text:p>
          </table:table-cell>
          <table:table-cell office:value-type="float" office:value="704506301036819" table:style-name="ce1">
            <text:p>7,04506E+14</text:p>
          </table:table-cell>
          <table:table-cell office:value-type="string" table:style-name="ce1">
            <text:p>(81) 98760-860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Embaixador assis chateaubriand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15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30/80</text:p>
          </table:table-cell>
          <table:table-cell office:value-type="date" office:date-value="2024-05-22T00:00:00" table:style-name="ce2">
            <text:p>22/05/2024</text:p>
          </table:table-cell>
          <table:table-cell office:value-type="string" table:style-name="ce1">
            <text:p>Habitual</text:p>
          </table:table-cell>
          <table:table-cell office:value-type="float" office:value="334" table:style-name="ce1">
            <text:p>334</text:p>
          </table:table-cell>
          <table:table-cell office:value-type="float" office:value="4" table:style-name="ce1">
            <text:p>4</text:p>
          </table:table-cell>
          <table:table-cell office:value-type="float" office:value="342" table:style-name="ce1">
            <text:p>342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UABIRABA</text:p>
          </table:table-cell>
          <table:table-cell office:value-type="date" office:date-value="1985-10-01T00:00:00" table:style-name="ce2">
            <text:p>01/10/1985</text:p>
          </table:table-cell>
          <table:table-cell office:value-type="string" table:style-name="ce1">
            <text:p>39 anos e 11 mese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3.520.294-80</text:p>
          </table:table-cell>
          <table:table-cell office:value-type="float" office:value="708109814093210" table:style-name="ce1">
            <text:p>7,0811E+14</text:p>
          </table:table-cell>
          <table:table-cell office:value-type="string" table:style-name="ce1">
            <text:p>(81) 98458-558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José luis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8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0/70</text:p>
          </table:table-cell>
          <table:table-cell office:value-type="date" office:date-value="2020-03-03T00:00:00" table:style-name="ce2">
            <text:p>03/03/2020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96" table:style-name="ce1">
            <text:p>29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ENIFER KETILLY GOMES DA SILVA</text:p>
          </table:table-cell>
          <table:table-cell office:value-type="date" office:date-value="2004-10-04T00:00:00" table:style-name="ce2">
            <text:p>04/10/2004</text:p>
          </table:table-cell>
          <table:table-cell office:value-type="string" table:style-name="ce1">
            <text:p>20 anos e 10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3.700.634-58</text:p>
          </table:table-cell>
          <table:table-cell office:value-type="float" office:value="704001832281563" table:style-name="ce1">
            <text:p>7,04002E+14</text:p>
          </table:table-cell>
          <table:table-cell office:value-type="string" table:style-name="ce1">
            <text:p>(81) 98946-69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Embaixador assis chateaubriand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15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" table:style-name="ce1">
            <text:p>80</text:p>
          </table:table-cell>
          <table:table-cell office:value-type="float" office:value="150" table:style-name="ce1">
            <text:p>150</text:p>
          </table:table-cell>
          <table:table-cell office:value-type="date" office:date-value="2025-06-25T00:00:00" table:style-name="ce2">
            <text:p>25/06/2025</text:p>
          </table:table-cell>
          <table:table-cell office:value-type="string" table:style-name="ce1">
            <text:p>100/60</text:p>
          </table:table-cell>
          <table:table-cell office:value-type="date" office:date-value="2025-07-23T00:00:00" table:style-name="ce2">
            <text:p>23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CILA MAIARA FRANCELINO DA SILVA</text:p>
          </table:table-cell>
          <table:table-cell office:value-type="date" office:date-value="1994-09-16T00:00:00" table:style-name="ce2">
            <text:p>16/09/1994</text:p>
          </table:table-cell>
          <table:table-cell office:value-type="string" table:style-name="ce1">
            <text:p>30 anos e 11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2.945.614-56</text:p>
          </table:table-cell>
          <table:table-cell office:value-type="float" office:value="705609464208511" table:style-name="ce1">
            <text:p>7,05609E+14</text:p>
          </table:table-cell>
          <table:table-cell office:value-type="string" table:style-name="ce1">
            <text:p>(81) 99249-086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José luis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8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9.3" table:style-name="ce1">
            <text:p>89,3</text:p>
          </table:table-cell>
          <table:table-cell office:value-type="float" office:value="159" table:style-name="ce1">
            <text:p>159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100/60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Alto</text:p>
          </table:table-cell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office:value-type="float" office:value="42" table:style-name="ce1">
            <text:p>42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OLYANNA ALVES DE ALMEIDA</text:p>
          </table:table-cell>
          <table:table-cell office:value-type="date" office:date-value="1986-10-28T00:00:00" table:style-name="ce2">
            <text:p>28/10/1986</text:p>
          </table:table-cell>
          <table:table-cell office:value-type="string" table:style-name="ce1">
            <text:p>38 anos e 10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64.884.654-73</text:p>
          </table:table-cell>
          <table:table-cell office:value-type="float" office:value="706007834011646" table:style-name="ce1">
            <text:p>7,06008E+14</text:p>
          </table:table-cell>
          <table:table-cell office:value-type="string" table:style-name="ce1">
            <text:p>(81) 98587-0468</text:p>
          </table:table-cell>
          <table:table-cell office:value-type="string" table:style-name="ce1">
            <text:p>(81) 3266-9089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José luis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85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8" table:style-name="ce1">
            <text:p>68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14T00:00:00" table:style-name="ce2">
            <text:p>14/08/2025</text:p>
          </table:table-cell>
          <table:table-cell office:value-type="string" table:style-name="ce1">
            <text:p>110/80</text:p>
          </table:table-cell>
          <table:table-cell office:value-type="date" office:date-value="2025-08-14T00:00:00" table:style-name="ce2">
            <text:p>14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EBECA LAVINIA DA SILVA</text:p>
          </table:table-cell>
          <table:table-cell office:value-type="date" office:date-value="2000-07-16T00:00:00" table:style-name="ce2">
            <text:p>16/07/2000</text:p>
          </table:table-cell>
          <table:table-cell office:value-type="string" table:style-name="ce1">
            <text:p>25 anos e 1 mê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28.647.564-39</text:p>
          </table:table-cell>
          <table:table-cell office:value-type="float" office:value="705006822483956" table:style-name="ce1">
            <text:p>7,05007E+14</text:p>
          </table:table-cell>
          <table:table-cell office:value-type="string" table:style-name="ce1">
            <text:p>(81) 98867-69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Embaixador assis chateaubriand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1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" table:style-name="ce1">
            <text:p>69</text:p>
          </table:table-cell>
          <table:table-cell office:value-type="float" office:value="170" table:style-name="ce1">
            <text:p>170</text:p>
          </table:table-cell>
          <table:table-cell office:value-type="date" office:date-value="2025-04-30T00:00:00" table:style-name="ce2">
            <text:p>30/04/2025</text:p>
          </table:table-cell>
          <table:table-cell office:value-type="string" table:style-name="ce1">
            <text:p>90/60</text:p>
          </table:table-cell>
          <table:table-cell office:value-type="date" office:date-value="2025-07-08T00:00:00" table:style-name="ce2">
            <text:p>08/07/2025</text:p>
          </table:table-cell>
          <table:table-cell office:value-type="string" table:style-name="ce1">
            <text:p>Habitual</text:p>
          </table:table-cell>
          <table:table-cell office:value-type="float" office:value="43" table:style-name="ce1">
            <text:p>43</text:p>
          </table:table-cell>
          <table:table-cell office:value-type="float" office:value="5" table:style-name="ce1">
            <text:p>5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TIANE GOMES LEAL</text:p>
          </table:table-cell>
          <table:table-cell office:value-type="date" office:date-value="1995-12-16T00:00:00" table:style-name="ce2">
            <text:p>16/12/1995</text:p>
          </table:table-cell>
          <table:table-cell office:value-type="string" table:style-name="ce1">
            <text:p>29 anos e 8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11.602.964-21</text:p>
          </table:table-cell>
          <table:table-cell office:value-type="float" office:value="706507364637698" table:style-name="ce1">
            <text:p>7,06507E+14</text:p>
          </table:table-cell>
          <table:table-cell office:value-type="string" table:style-name="ce1">
            <text:p>(81) 98730-50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José luis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85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1" table:style-name="ce1">
            <text:p>121</text:p>
          </table:table-cell>
          <table:table-cell office:value-type="float" office:value="171" table:style-name="ce1">
            <text:p>171</text:p>
          </table:table-cell>
          <table:table-cell office:value-type="date" office:date-value="2024-05-28T00:00:00" table:style-name="ce2">
            <text:p>28/05/2024</text:p>
          </table:table-cell>
          <table:table-cell office:value-type="string" table:style-name="ce1">
            <text:p>120/90</text:p>
          </table:table-cell>
          <table:table-cell office:value-type="date" office:date-value="2024-05-28T00:00:00" table:style-name="ce2">
            <text:p>28/05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9" table:style-name="ce1">
            <text:p>229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MILA SOUZA VANDERLINDO</text:p>
          </table:table-cell>
          <table:table-cell office:value-type="date" office:date-value="1995-10-21T00:00:00" table:style-name="ce2">
            <text:p>21/10/1995</text:p>
          </table:table-cell>
          <table:table-cell office:value-type="string" table:style-name="ce1">
            <text:p>29 anos e 10 mese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0.647.484-07</text:p>
          </table:table-cell>
          <table:table-cell office:value-type="float" office:value="700700949663873" table:style-name="ce1">
            <text:p>7,00701E+14</text:p>
          </table:table-cell>
          <table:table-cell office:value-type="string" table:style-name="ce1">
            <text:p>(81) 98471-6191</text:p>
          </table:table-cell>
          <table:table-cell office:value-type="string" table:style-name="ce1">
            <text:p>(81) 98471-6191</text:p>
          </table:table-cell>
          <table:table-cell office:value-type="string" table:style-name="ce1">
            <text:p>(81) 98471-619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raveiro leit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12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20/70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Habitual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ISABETE LACERDA DA SILVA</text:p>
          </table:table-cell>
          <table:table-cell office:value-type="date" office:date-value="1988-12-25T00:00:00" table:style-name="ce2">
            <text:p>25/12/1988</text:p>
          </table:table-cell>
          <table:table-cell office:value-type="string" table:style-name="ce1">
            <text:p>36 anos e 8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9.368.104-22</text:p>
          </table:table-cell>
          <table:table-cell office:value-type="float" office:value="704206758517581" table:style-name="ce1">
            <text:p>7,04207E+14</text:p>
          </table:table-cell>
          <table:table-cell office:value-type="string" table:style-name="ce1">
            <text:p>(81) 98765-8863</text:p>
          </table:table-cell>
          <table:table-cell office:value-type="string" table:style-name="ce1">
            <text:p>(81) 3266-8707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acharel augusto genuino albuquerque</text:p>
          </table:table-cell>
          <table:table-cell office:value-type="string" table:style-name="ce1">
            <text:p>329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13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" table:style-name="ce1">
            <text:p>80</text:p>
          </table:table-cell>
          <table:table-cell office:value-type="float" office:value="151" table:style-name="ce1">
            <text:p>151</text:p>
          </table:table-cell>
          <table:table-cell office:value-type="date" office:date-value="2022-08-02T00:00:00" table:style-name="ce2">
            <text:p>02/08/2022</text:p>
          </table:table-cell>
          <table:table-cell office:value-type="string" table:style-name="ce1">
            <text:p>151/105</text:p>
          </table:table-cell>
          <table:table-cell office:value-type="date" office:date-value="2025-06-20T00:00:00" table:style-name="ce2">
            <text:p>20/06/2025</text:p>
          </table:table-cell>
          <table:table-cell office:value-type="string" table:style-name="ce1">
            <text:p>Habitual</text:p>
          </table:table-cell>
          <table:table-cell office:value-type="float" office:value="197" table:style-name="ce1">
            <text:p>197</text:p>
          </table:table-cell>
          <table:table-cell office:value-type="float" office:value="0" table:style-name="ce1">
            <text:p>0</text:p>
          </table:table-cell>
          <table:table-cell office:value-type="float" office:value="197" table:style-name="ce1">
            <text:p>19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FLAVIANE SILVA DAS CHAGAS</text:p>
          </table:table-cell>
          <table:table-cell office:value-type="date" office:date-value="1981-07-14T00:00:00" table:style-name="ce2">
            <text:p>14/07/1981</text:p>
          </table:table-cell>
          <table:table-cell office:value-type="string" table:style-name="ce1">
            <text:p>44 anos e 1 mê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0.950.624-81</text:p>
          </table:table-cell>
          <table:table-cell office:value-type="float" office:value="703401518361000" table:style-name="ce1">
            <text:p>7,03402E+14</text:p>
          </table:table-cell>
          <table:table-cell office:value-type="string" table:style-name="ce1">
            <text:p>(81) 98658-1206</text:p>
          </table:table-cell>
          <table:table-cell office:value-type="string" table:style-name="ce1">
            <text:p>(81) 98566-7787</text:p>
          </table:table-cell>
          <table:table-cell office:value-type="string" table:style-name="ce1">
            <text:p>(81) 98566-778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acharel augusto genuino albuquerque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70</text:p>
          </table:table-cell>
          <table:table-cell office:value-type="date" office:date-value="2020-04-13T00:00:00" table:style-name="ce2">
            <text:p>13/04/2020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17" table:style-name="ce1">
            <text:p>317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LEYCE KELLY MENEZES DOS SANTOS</text:p>
          </table:table-cell>
          <table:table-cell office:value-type="date" office:date-value="1987-11-29T00:00:00" table:style-name="ce2">
            <text:p>29/11/1987</text:p>
          </table:table-cell>
          <table:table-cell office:value-type="string" table:style-name="ce1">
            <text:p>37 anos e 9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67.015.294-37</text:p>
          </table:table-cell>
          <table:table-cell office:value-type="float" office:value="704108166762370" table:style-name="ce1">
            <text:p>7,04108E+14</text:p>
          </table:table-cell>
          <table:table-cell office:value-type="string" table:style-name="ce1">
            <text:p>(81) 90000-00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os macacos</text:p>
          </table:table-cell>
          <table:table-cell office:value-type="string" table:style-name="ce1">
            <text:p>21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1-2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5.900000000000006" table:style-name="ce1">
            <text:p>75,9</text:p>
          </table:table-cell>
          <table:table-cell office:value-type="float" office:value="163" table:style-name="ce1">
            <text:p>163</text:p>
          </table:table-cell>
          <table:table-cell office:value-type="date" office:date-value="2019-02-20T00:00:00" table:style-name="ce2">
            <text:p>20/02/2019</text:p>
          </table:table-cell>
          <table:table-cell office:value-type="string" table:style-name="ce1">
            <text:p>130/90</text:p>
          </table:table-cell>
          <table:table-cell office:value-type="date" office:date-value="2022-04-09T00:00:00" table:style-name="ce2">
            <text:p>09/04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73" table:style-name="ce1">
            <text:p>37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ACQUELINE MARIA DE LIMA</text:p>
          </table:table-cell>
          <table:table-cell office:value-type="date" office:date-value="1986-12-24T00:00:00" table:style-name="ce2">
            <text:p>24/12/1986</text:p>
          </table:table-cell>
          <table:table-cell office:value-type="string" table:style-name="ce1">
            <text:p>38 anos e 8 mese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4.379.494-07</text:p>
          </table:table-cell>
          <table:table-cell office:value-type="float" office:value="704007315209260" table:style-name="ce1">
            <text:p>7,04007E+14</text:p>
          </table:table-cell>
          <table:table-cell office:value-type="string" table:style-name="ce1">
            <text:p>(81) 98793-3049</text:p>
          </table:table-cell>
          <table:table-cell office:value-type="string" table:style-name="ce1">
            <text:p>(81) 3269-0410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Amadeu do carmo ferreira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11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7" table:style-name="ce1">
            <text:p>107</text:p>
          </table:table-cell>
          <table:table-cell office:value-type="float" office:value="165" table:style-name="ce1">
            <text:p>165</text:p>
          </table:table-cell>
          <table:table-cell office:value-type="date" office:date-value="2023-03-31T00:00:00" table:style-name="ce2">
            <text:p>31/03/2023</text:p>
          </table:table-cell>
          <table:table-cell office:value-type="string" table:style-name="ce1">
            <text:p>160/110</text:p>
          </table:table-cell>
          <table:table-cell office:value-type="date" office:date-value="2023-03-31T00:00:00" table:style-name="ce2">
            <text:p>31/03/2023</text:p>
          </table:table-cell>
          <table:table-cell office:value-type="string" table:style-name="ce1">
            <text:p>Habitual</text:p>
          </table:table-cell>
          <table:table-cell office:value-type="float" office:value="355" table:style-name="ce1">
            <text:p>355</text:p>
          </table:table-cell>
          <table:table-cell office:value-type="float" office:value="3" table:style-name="ce1">
            <text:p>3</text:p>
          </table:table-cell>
          <table:table-cell office:value-type="float" office:value="356" table:style-name="ce1">
            <text:p>356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OELY VITORIA FALCAO DA SILVA RODRIGUES</text:p>
          </table:table-cell>
          <table:table-cell office:value-type="date" office:date-value="2007-07-09T00:00:00" table:style-name="ce2">
            <text:p>09/07/2007</text:p>
          </table:table-cell>
          <table:table-cell office:value-type="string" table:style-name="ce1">
            <text:p>18 anos e 1 mê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1.460.744-10</text:p>
          </table:table-cell>
          <table:table-cell office:value-type="float" office:value="703404220030617" table:style-name="ce1">
            <text:p>7,03404E+14</text:p>
          </table:table-cell>
          <table:table-cell office:value-type="string" table:style-name="ce1">
            <text:p>(81) 98755-347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Amadeu do carmo ferreira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11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5.8" table:style-name="ce1">
            <text:p>65,8</text:p>
          </table:table-cell>
          <table:table-cell office:value-type="float" office:value="160" table:style-name="ce1">
            <text:p>160</text:p>
          </table:table-cell>
          <table:table-cell office:value-type="date" office:date-value="2025-06-18T00:00:00" table:style-name="ce2">
            <text:p>18/06/2025</text:p>
          </table:table-cell>
          <table:table-cell office:value-type="string" table:style-name="ce1">
            <text:p>110/80</text:p>
          </table:table-cell>
          <table:table-cell office:value-type="date" office:date-value="2025-06-25T00:00:00" table:style-name="ce2">
            <text:p>25/06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AYLANE DA SILVA ARAUJO</text:p>
          </table:table-cell>
          <table:table-cell office:value-type="date" office:date-value="2003-01-12T00:00:00" table:style-name="ce2">
            <text:p>12/01/2003</text:p>
          </table:table-cell>
          <table:table-cell office:value-type="string" table:style-name="ce1">
            <text:p>22 anos e 7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5.281.884-89</text:p>
          </table:table-cell>
          <table:table-cell office:value-type="float" office:value="702602250161041" table:style-name="ce1">
            <text:p>7,02602E+14</text:p>
          </table:table-cell>
          <table:table-cell office:value-type="string" table:style-name="ce1">
            <text:p>(81) 98744-864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raveiro leite</text:p>
          </table:table-cell>
          <table:table-cell office:value-type="string" table:style-name="ce1">
            <text:p>96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12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1" table:style-name="ce1">
            <text:p>51</text:p>
          </table:table-cell>
          <table:table-cell office:value-type="float" office:value="160" table:style-name="ce1">
            <text:p>160</text:p>
          </table:table-cell>
          <table:table-cell office:value-type="date" office:date-value="2025-07-22T00:00:00" table:style-name="ce2">
            <text:p>22/07/2025</text:p>
          </table:table-cell>
          <table:table-cell office:value-type="string" table:style-name="ce1">
            <text:p>100/60</text:p>
          </table:table-cell>
          <table:table-cell office:value-type="date" office:date-value="2025-07-22T00:00:00" table:style-name="ce2">
            <text:p>22/07/2025</text:p>
          </table:table-cell>
          <table:table-cell office:value-type="string" table:style-name="ce1">
            <text:p>Habitual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NIELLE RUANDA DA SILVA SALVADOR</text:p>
          </table:table-cell>
          <table:table-cell office:value-type="date" office:date-value="1996-09-20T00:00:00" table:style-name="ce2">
            <text:p>20/09/1996</text:p>
          </table:table-cell>
          <table:table-cell office:value-type="string" table:style-name="ce1">
            <text:p>28 anos e 11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8.247.844-05</text:p>
          </table:table-cell>
          <table:table-cell office:value-type="float" office:value="708206681141941" table:style-name="ce1">
            <text:p>7,08207E+14</text:p>
          </table:table-cell>
          <table:table-cell office:value-type="string" table:style-name="ce1">
            <text:p>(81) 99171-005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Alto josé idalino</text:p>
          </table:table-cell>
          <table:table-cell office:value-type="float" office:value="540" table:style-name="ce1">
            <text:p>540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6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7.3" table:style-name="ce1">
            <text:p>97,3</text:p>
          </table:table-cell>
          <table:table-cell office:value-type="float" office:value="163" table:style-name="ce1">
            <text:p>163</text:p>
          </table:table-cell>
          <table:table-cell office:value-type="date" office:date-value="2021-06-15T00:00:00" table:style-name="ce2">
            <text:p>15/06/2021</text:p>
          </table:table-cell>
          <table:table-cell office:value-type="string" table:style-name="ce1">
            <text:p>140/90</text:p>
          </table:table-cell>
          <table:table-cell office:value-type="date" office:date-value="2022-12-16T00:00:00" table:style-name="ce2">
            <text:p>16/12/2022</text:p>
          </table:table-cell>
          <table:table-cell office:value-type="string" table:style-name="ce1">
            <text:p>Habitual</text:p>
          </table:table-cell>
          <table:table-cell office:value-type="float" office:value="239" table:style-name="ce1">
            <text:p>239</text:p>
          </table:table-cell>
          <table:table-cell office:value-type="float" office:value="3" table:style-name="ce1">
            <text:p>3</text:p>
          </table:table-cell>
          <table:table-cell office:value-type="float" office:value="239" table:style-name="ce1">
            <text:p>239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CIBELLE GOMES DA SILVA</text:p>
          </table:table-cell>
          <table:table-cell office:value-type="date" office:date-value="1989-02-04T00:00:00" table:style-name="ce2">
            <text:p>04/02/1989</text:p>
          </table:table-cell>
          <table:table-cell office:value-type="string" table:style-name="ce1">
            <text:p>36 anos e 6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2.040.854-01</text:p>
          </table:table-cell>
          <table:table-cell office:value-type="float" office:value="705005452945453" table:style-name="ce1">
            <text:p>7,05005E+14</text:p>
          </table:table-cell>
          <table:table-cell office:value-type="string" table:style-name="ce1">
            <text:p>(81) 98902-675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Cassiterit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40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.2" table:style-name="ce1">
            <text:p>80,2</text:p>
          </table:table-cell>
          <table:table-cell office:value-type="float" office:value="174" table:style-name="ce1">
            <text:p>174</text:p>
          </table:table-cell>
          <table:table-cell office:value-type="date" office:date-value="2023-07-25T00:00:00" table:style-name="ce2">
            <text:p>25/07/2023</text:p>
          </table:table-cell>
          <table:table-cell office:value-type="string" table:style-name="ce1">
            <text:p>100/70</text:p>
          </table:table-cell>
          <table:table-cell office:value-type="date" office:date-value="2023-07-25T00:00:00" table:style-name="ce2">
            <text:p>25/07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8" table:style-name="ce1">
            <text:p>148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INE SOARES DE SOUZA</text:p>
          </table:table-cell>
          <table:table-cell office:value-type="date" office:date-value="1989-07-01T00:00:00" table:style-name="ce2">
            <text:p>01/07/1989</text:p>
          </table:table-cell>
          <table:table-cell office:value-type="string" table:style-name="ce1">
            <text:p>36 anos e 2 mese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-</text:p>
          </table:table-cell>
          <table:table-cell office:value-type="float" office:value="705609486298610" table:style-name="ce1">
            <text:p>7,05609E+14</text:p>
          </table:table-cell>
          <table:table-cell office:value-type="string" table:style-name="ce1">
            <text:p>(83) 98665-193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Córrego do marreco</text:p>
          </table:table-cell>
          <table:table-cell office:value-type="float" office:value="294" table:style-name="ce1">
            <text:p>29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535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8" table:style-name="ce1">
            <text:p>88</text:p>
          </table:table-cell>
          <table:table-cell office:value-type="float" office:value="153" table:style-name="ce1">
            <text:p>153</text:p>
          </table:table-cell>
          <table:table-cell office:value-type="date" office:date-value="2024-08-05T00:00:00" table:style-name="ce2">
            <text:p>05/08/2024</text:p>
          </table:table-cell>
          <table:table-cell office:value-type="string" table:style-name="ce1">
            <text:p>130/70</text:p>
          </table:table-cell>
          <table:table-cell office:value-type="date" office:date-value="2024-08-05T00:00:00" table:style-name="ce2">
            <text:p>05/08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1" table:style-name="ce1">
            <text:p>91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EBORA DAIANA FEITOSA DA SILVA</text:p>
          </table:table-cell>
          <table:table-cell office:value-type="date" office:date-value="1987-04-21T00:00:00" table:style-name="ce2">
            <text:p>21/04/1987</text:p>
          </table:table-cell>
          <table:table-cell office:value-type="string" table:style-name="ce1">
            <text:p>38 anos e 4 mese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74.304.564-56</text:p>
          </table:table-cell>
          <table:table-cell office:value-type="float" office:value="706003302729441" table:style-name="ce1">
            <text:p>7,06003E+14</text:p>
          </table:table-cell>
          <table:table-cell office:value-type="string" table:style-name="ce1">
            <text:p>(81) 99761-82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7" table:style-name="ce1">
            <text:p>57</text:p>
          </table:table-cell>
          <table:table-cell office:value-type="float" office:value="162" table:style-name="ce1">
            <text:p>162</text:p>
          </table:table-cell>
          <table:table-cell office:value-type="date" office:date-value="2023-04-04T00:00:00" table:style-name="ce2">
            <text:p>04/04/2023</text:p>
          </table:table-cell>
          <table:table-cell office:value-type="string" table:style-name="ce1">
            <text:p>90/60</text:p>
          </table:table-cell>
          <table:table-cell office:value-type="date" office:date-value="2023-05-09T00:00:00" table:style-name="ce2">
            <text:p>09/05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3" table:style-name="ce1">
            <text:p>15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IDA BEZERRA ALVES</text:p>
          </table:table-cell>
          <table:table-cell office:value-type="date" office:date-value="1991-11-06T00:00:00" table:style-name="ce2">
            <text:p>06/11/1991</text:p>
          </table:table-cell>
          <table:table-cell office:value-type="string" table:style-name="ce1">
            <text:p>33 anos e 9 mese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99.180.124-55</text:p>
          </table:table-cell>
          <table:table-cell office:value-type="float" office:value="705407459464491" table:style-name="ce1">
            <text:p>7,05407E+14</text:p>
          </table:table-cell>
          <table:table-cell office:value-type="string" table:style-name="ce1">
            <text:p>(81) 90000-00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2" table:style-name="ce1">
            <text:p>102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01T00:00:00" table:style-name="ce2">
            <text:p>01/08/2025</text:p>
          </table:table-cell>
          <table:table-cell office:value-type="string" table:style-name="ce1">
            <text:p>120/80</text:p>
          </table:table-cell>
          <table:table-cell office:value-type="date" office:date-value="2025-08-07T00:00:00" table:style-name="ce2">
            <text:p>07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IVANIA SANDRA DA SILVA</text:p>
          </table:table-cell>
          <table:table-cell office:value-type="date" office:date-value="2004-01-21T00:00:00" table:style-name="ce2">
            <text:p>21/01/2004</text:p>
          </table:table-cell>
          <table:table-cell office:value-type="string" table:style-name="ce1">
            <text:p>21 anos e 7 mese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70.384.204-96</text:p>
          </table:table-cell>
          <table:table-cell office:value-type="float" office:value="898005933039146" table:style-name="ce1">
            <text:p>8,98006E+14</text:p>
          </table:table-cell>
          <table:table-cell office:value-type="string" table:style-name="ce1">
            <text:p>(81) 99730-339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3.1" table:style-name="ce1">
            <text:p>43,1</text:p>
          </table:table-cell>
          <table:table-cell office:value-type="float" office:value="153" table:style-name="ce1">
            <text:p>153</text:p>
          </table:table-cell>
          <table:table-cell office:value-type="date" office:date-value="2021-11-25T00:00:00" table:style-name="ce2">
            <text:p>25/11/2021</text:p>
          </table:table-cell>
          <table:table-cell office:value-type="string" table:style-name="ce1">
            <text:p>100/60</text:p>
          </table:table-cell>
          <table:table-cell office:value-type="date" office:date-value="2021-11-25T00:00:00" table:style-name="ce2">
            <text:p>25/11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3" table:style-name="ce1">
            <text:p>21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GDA OLIMPIO DA SILVA</text:p>
          </table:table-cell>
          <table:table-cell office:value-type="date" office:date-value="1985-09-23T00:00:00" table:style-name="ce2">
            <text:p>23/09/1985</text:p>
          </table:table-cell>
          <table:table-cell office:value-type="string" table:style-name="ce1">
            <text:p>39 anos e 11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68.241.034-97</text:p>
          </table:table-cell>
          <table:table-cell office:value-type="float" office:value="709206216743631" table:style-name="ce1">
            <text:p>7,09206E+14</text:p>
          </table:table-cell>
          <table:table-cell office:value-type="string" table:style-name="ce1">
            <text:p>(81) 98415-61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.8" table:style-name="ce1">
            <text:p>72,8</text:p>
          </table:table-cell>
          <table:table-cell office:value-type="float" office:value="160" table:style-name="ce1">
            <text:p>160</text:p>
          </table:table-cell>
          <table:table-cell office:value-type="date" office:date-value="2024-07-11T00:00:00" table:style-name="ce2">
            <text:p>11/07/2024</text:p>
          </table:table-cell>
          <table:table-cell office:value-type="string" table:style-name="ce1">
            <text:p>135/90</text:p>
          </table:table-cell>
          <table:table-cell office:value-type="date" office:date-value="2025-03-21T00:00:00" table:style-name="ce2">
            <text:p>21/03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01" table:style-name="ce1">
            <text:p>30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47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44:40Z</meta:creation-date>
    <dc:date>2025-09-16T19:44:40Z</dc:date>
  </office:meta>
</office:document-meta>
</file>